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41.24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252.2pt"/>
    </style:style>
    <style:style style:name="co5" style:family="table-column">
      <style:table-column-properties fo:break-before="auto" style:column-width="86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37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37"/>
    <style:style style:name="ce8" style:family="table-cell" style:parent-style-name="Default" style:data-style-name="N10104"/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1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1019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ue Dat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Balance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11-07" calcext:value-type="date">
            <text:p>11/07/18</text:p>
          </table:table-cell>
          <table:table-cell table:style-name="ce4" office:value-type="string" calcext:value-type="string">
            <text:p><text:a xlink:href="https://css.summitutilitiesinc.com/css/billPrint/retrieve/1531999" xlink:type="simple">Bill Print Nov 7</text:a></text:p>
          </table:table-cell>
          <table:table-cell table:style-name="ce3" office:value-type="date" office:date-value="2018-12-04" calcext:value-type="date">
            <text:p>12/04/18</text:p>
          </table:table-cell>
          <table:table-cell table:style-name="ce4" office:value-type="float" office:value="214.46" calcext:value-type="float">
            <text:p>214.46</text:p>
          </table:table-cell>
          <table:table-cell table:style-name="ce4" office:value-type="float" office:value="108.83" calcext:value-type="float">
            <text:p>108.83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10-16" calcext:value-type="date">
            <text:p>10/16/18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196" calcext:value-type="float">
            <text:p>-196</text:p>
          </table:table-cell>
          <table:table-cell table:style-name="ce4" office:value-type="float" office:value="-105.63" calcext:value-type="float">
            <text:p>-105.63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10-04" calcext:value-type="date">
            <text:p>10/04/18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105.52" calcext:value-type="float">
            <text:p>-105.52</text:p>
          </table:table-cell>
          <table:table-cell table:style-name="ce4" office:value-type="float" office:value="90.37" calcext:value-type="float">
            <text:p>90.3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10-04" calcext:value-type="date">
            <text:p>10/04/18</text:p>
          </table:table-cell>
          <table:table-cell table:style-name="ce4" office:value-type="string" calcext:value-type="string">
            <text:p><text:a xlink:href="https://css.summitutilitiesinc.com/css/billPrint/retrieve/1486750" xlink:type="simple">Bill Print Oct 4</text:a></text:p>
          </table:table-cell>
          <table:table-cell table:style-name="ce3" office:value-type="date" office:date-value="2018-10-31" calcext:value-type="date">
            <text:p>10/31/18</text:p>
          </table:table-cell>
          <table:table-cell table:style-name="ce4" office:value-type="float" office:value="90.37" calcext:value-type="float">
            <text:p>90.37</text:p>
          </table:table-cell>
          <table:table-cell table:style-name="ce4" office:value-type="float" office:value="195.89" calcext:value-type="float">
            <text:p>195.8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9-10" calcext:value-type="date">
            <text:p>09/10/18</text:p>
          </table:table-cell>
          <table:table-cell table:style-name="ce4" office:value-type="string" calcext:value-type="string">
            <text:p><text:a xlink:href="https://css.summitutilitiesinc.com/css/billPrint/retrieve/1443023" xlink:type="simple">Bill Print Sep 10</text:a></text:p>
          </table:table-cell>
          <table:table-cell table:style-name="ce3" office:value-type="date" office:date-value="2018-10-07" calcext:value-type="date">
            <text:p>10/07/18</text:p>
          </table:table-cell>
          <table:table-cell table:number-columns-repeated="2" table:style-name="ce4" office:value-type="float" office:value="105.52" calcext:value-type="float">
            <text:p>105.52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8-15" calcext:value-type="date">
            <text:p>08/15/18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91.54" calcext:value-type="float">
            <text:p>-91.5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8-06" calcext:value-type="date">
            <text:p>08/06/18</text:p>
          </table:table-cell>
          <table:table-cell table:style-name="ce4" office:value-type="string" calcext:value-type="string">
            <text:p><text:a xlink:href="https://css.summitutilitiesinc.com/css/billPrint/retrieve/1399252" xlink:type="simple">Bill Print Aug 6</text:a></text:p>
          </table:table-cell>
          <table:table-cell table:style-name="ce3" office:value-type="date" office:date-value="2018-09-02" calcext:value-type="date">
            <text:p>09/02/18</text:p>
          </table:table-cell>
          <table:table-cell table:number-columns-repeated="2" table:style-name="ce4" office:value-type="float" office:value="91.54" calcext:value-type="float">
            <text:p>91.54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7-19" calcext:value-type="date">
            <text:p>07/19/18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96.08" calcext:value-type="float">
            <text:p>-96.0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7-09" calcext:value-type="date">
            <text:p>07/09/18</text:p>
          </table:table-cell>
          <table:table-cell table:style-name="ce4" office:value-type="string" calcext:value-type="string">
            <text:p><text:a xlink:href="https://css.summitutilitiesinc.com/css/billPrint/retrieve/1355345" xlink:type="simple">Bill Print Jul 9</text:a></text:p>
          </table:table-cell>
          <table:table-cell table:style-name="ce3" office:value-type="date" office:date-value="2018-08-05" calcext:value-type="date">
            <text:p>08/05/18</text:p>
          </table:table-cell>
          <table:table-cell table:number-columns-repeated="2" table:style-name="ce4" office:value-type="float" office:value="96.08" calcext:value-type="float">
            <text:p>96.08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6-29" calcext:value-type="date">
            <text:p>06/29/18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140.08" calcext:value-type="float">
            <text:p>-140.0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6-06" calcext:value-type="date">
            <text:p>06/06/18</text:p>
          </table:table-cell>
          <table:table-cell table:style-name="ce4" office:value-type="string" calcext:value-type="string">
            <text:p><text:a xlink:href="https://css.summitutilitiesinc.com/css/billPrint/retrieve/1311112" xlink:type="simple">Bill Print Jun 6</text:a></text:p>
          </table:table-cell>
          <table:table-cell table:style-name="ce3" office:value-type="date" office:date-value="2018-07-03" calcext:value-type="date">
            <text:p>07/03/18</text:p>
          </table:table-cell>
          <table:table-cell table:number-columns-repeated="2" table:style-name="ce4" office:value-type="float" office:value="140.08" calcext:value-type="float">
            <text:p>140.08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5-21" calcext:value-type="date">
            <text:p>05/21/18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275.08" calcext:value-type="float">
            <text:p>-275.0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5-09" calcext:value-type="date">
            <text:p>05/09/18</text:p>
          </table:table-cell>
          <table:table-cell table:style-name="ce4" office:value-type="string" calcext:value-type="string">
            <text:p><text:a xlink:href="https://css.summitutilitiesinc.com/css/billPrint/retrieve/1274422" xlink:type="simple">Bill Print May 9</text:a></text:p>
          </table:table-cell>
          <table:table-cell table:style-name="ce3" office:value-type="date" office:date-value="2018-06-05" calcext:value-type="date">
            <text:p>06/05/18</text:p>
          </table:table-cell>
          <table:table-cell table:number-columns-repeated="2" table:style-name="ce4" office:value-type="float" office:value="275.08" calcext:value-type="float">
            <text:p>275.08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4-17" calcext:value-type="date">
            <text:p>04/17/18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413.14" calcext:value-type="float">
            <text:p>-413.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4-05" calcext:value-type="date">
            <text:p>04/05/18</text:p>
          </table:table-cell>
          <table:table-cell table:style-name="ce4" office:value-type="string" calcext:value-type="string">
            <text:p><text:a xlink:href="https://css.summitutilitiesinc.com/css/billPrint/retrieve/1221803" xlink:type="simple">Bill Print Apr 5</text:a></text:p>
          </table:table-cell>
          <table:table-cell table:style-name="ce3" office:value-type="date" office:date-value="2018-05-02" calcext:value-type="date">
            <text:p>05/02/18</text:p>
          </table:table-cell>
          <table:table-cell table:number-columns-repeated="2" table:style-name="ce4" office:value-type="float" office:value="413.14" calcext:value-type="float">
            <text:p>413.14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3-22" calcext:value-type="date">
            <text:p>03/22/18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334.57" calcext:value-type="float">
            <text:p>-334.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06" calcext:value-type="date">
            <text:p>03/06/18</text:p>
          </table:table-cell>
          <table:table-cell table:style-name="ce4" office:value-type="string" calcext:value-type="string">
            <text:p><text:a xlink:href="https://css.summitutilitiesinc.com/css/billPrint/retrieve/1176988" xlink:type="simple">Bill Print Mar 6</text:a></text:p>
          </table:table-cell>
          <table:table-cell table:style-name="ce3" office:value-type="date" office:date-value="2018-04-02" calcext:value-type="date">
            <text:p>04/02/18</text:p>
          </table:table-cell>
          <table:table-cell table:number-columns-repeated="2" table:style-name="ce4" office:value-type="float" office:value="334.57" calcext:value-type="float">
            <text:p>334.57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2-14" calcext:value-type="date">
            <text:p>02/14/18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475.13" calcext:value-type="float">
            <text:p>-475.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2-06" calcext:value-type="date">
            <text:p>02/06/18</text:p>
          </table:table-cell>
          <table:table-cell table:style-name="ce4" office:value-type="string" calcext:value-type="string">
            <text:p><text:a xlink:href="https://css.summitutilitiesinc.com/css/billPrint/retrieve/1132326" xlink:type="simple">Bill Print Feb 6</text:a></text:p>
          </table:table-cell>
          <table:table-cell table:style-name="ce3" office:value-type="date" office:date-value="2018-03-05" calcext:value-type="date">
            <text:p>03/05/18</text:p>
          </table:table-cell>
          <table:table-cell table:number-columns-repeated="2" table:style-name="ce4" office:value-type="float" office:value="475.13" calcext:value-type="float">
            <text:p>475.13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30" calcext:value-type="date">
            <text:p>01/30/18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474.61" calcext:value-type="float">
            <text:p>-474.6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1-04" calcext:value-type="date">
            <text:p>01/04/18</text:p>
          </table:table-cell>
          <table:table-cell table:style-name="ce4" office:value-type="string" calcext:value-type="string">
            <text:p><text:a xlink:href="https://css.summitutilitiesinc.com/css/billPrint/retrieve/1087793" xlink:type="simple">Bill Print Jan 4</text:a></text:p>
          </table:table-cell>
          <table:table-cell table:style-name="ce3" office:value-type="date" office:date-value="2018-01-31" calcext:value-type="date">
            <text:p>01/31/18</text:p>
          </table:table-cell>
          <table:table-cell table:number-columns-repeated="2" table:style-name="ce4" office:value-type="float" office:value="474.61" calcext:value-type="float">
            <text:p>474.61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7-12-19" calcext:value-type="date">
            <text:p>12/19/17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296.06" calcext:value-type="float">
            <text:p>-296.0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12-06" calcext:value-type="date">
            <text:p>12/06/17</text:p>
          </table:table-cell>
          <table:table-cell table:style-name="ce4" office:value-type="string" calcext:value-type="string">
            <text:p><text:a xlink:href="https://css.summitutilitiesinc.com/css/billPrint/retrieve/1043527" xlink:type="simple">Bill Print Dec 6</text:a></text:p>
          </table:table-cell>
          <table:table-cell table:style-name="ce3" office:value-type="date" office:date-value="2018-01-02" calcext:value-type="date">
            <text:p>01/02/18</text:p>
          </table:table-cell>
          <table:table-cell table:number-columns-repeated="2" table:style-name="ce4" office:value-type="float" office:value="296.06" calcext:value-type="float">
            <text:p>296.06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7-11-15" calcext:value-type="date">
            <text:p>11/15/17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112.8" calcext:value-type="float">
            <text:p>-112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11-06" calcext:value-type="date">
            <text:p>11/06/17</text:p>
          </table:table-cell>
          <table:table-cell table:style-name="ce4" office:value-type="string" calcext:value-type="string">
            <text:p><text:a xlink:href="https://css.summitutilitiesinc.com/css/billPrint/retrieve/999666" xlink:type="simple">Bill Print Nov 6</text:a></text:p>
          </table:table-cell>
          <table:table-cell table:style-name="ce3" office:value-type="date" office:date-value="2017-12-03" calcext:value-type="date">
            <text:p>12/03/17</text:p>
          </table:table-cell>
          <table:table-cell table:style-name="ce4" office:value-type="float" office:value="113.97" calcext:value-type="float">
            <text:p>113.97</text:p>
          </table:table-cell>
          <table:table-cell table:style-name="ce4" office:value-type="float" office:value="112.8" calcext:value-type="float">
            <text:p>112.8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7-10-30" calcext:value-type="date">
            <text:p>10/30/17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80" calcext:value-type="float">
            <text:p>-80</text:p>
          </table:table-cell>
          <table:table-cell table:style-name="ce4" office:value-type="float" office:value="-1.17" calcext:value-type="float">
            <text:p>-1.17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10-05" calcext:value-type="date">
            <text:p>10/05/17</text:p>
          </table:table-cell>
          <table:table-cell table:style-name="ce4" office:value-type="string" calcext:value-type="string">
            <text:p><text:a xlink:href="https://css.summitutilitiesinc.com/css/billPrint/retrieve/956596" xlink:type="simple">Bill Print Oct 5</text:a></text:p>
          </table:table-cell>
          <table:table-cell table:style-name="ce3" office:value-type="date" office:date-value="2017-11-13" calcext:value-type="date">
            <text:p>11/13/17</text:p>
          </table:table-cell>
          <table:table-cell table:number-columns-repeated="2" table:style-name="ce4" office:value-type="float" office:value="78.83" calcext:value-type="float">
            <text:p>78.83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7-09-19" calcext:value-type="date">
            <text:p>09/19/17</text:p>
          </table:table-cell>
          <table:table-cell table:style-name="ce4" office:value-type="string" calcext:value-type="string">
            <text:p>Ebox Utility Payment ME - ACHME</text:p>
          </table:table-cell>
          <table:table-cell table:style-name="ce5"/>
          <table:table-cell table:style-name="ce4" office:value-type="float" office:value="-51.4" calcext:value-type="float">
            <text:p>-51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9-07" calcext:value-type="date">
            <text:p>09/07/17</text:p>
          </table:table-cell>
          <table:table-cell table:style-name="ce4" office:value-type="string" calcext:value-type="string">
            <text:p><text:a xlink:href="https://css.summitutilitiesinc.com/css/billPrint/retrieve/913887" xlink:type="simple">Bill Print Sep 7</text:a></text:p>
          </table:table-cell>
          <table:table-cell table:style-name="ce3" office:value-type="date" office:date-value="2017-10-04" calcext:value-type="date">
            <text:p>10/04/17</text:p>
          </table:table-cell>
          <table:table-cell table:number-columns-repeated="2" table:style-name="ce4" office:value-type="float" office:value="51.4" calcext:value-type="float">
            <text:p>51.4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7-08-23" calcext:value-type="date">
            <text:p>08/23/17</text:p>
          </table:table-cell>
          <table:table-cell table:style-name="ce4" office:value-type="string" calcext:value-type="string">
            <text:p>Ebox Utility Payment ME</text:p>
          </table:table-cell>
          <table:table-cell table:style-name="ce5"/>
          <table:table-cell table:style-name="ce4" office:value-type="float" office:value="-70.7" calcext:value-type="float">
            <text:p>-70.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8-07" calcext:value-type="date">
            <text:p>08/07/17</text:p>
          </table:table-cell>
          <table:table-cell table:style-name="ce4" office:value-type="string" calcext:value-type="string">
            <text:p><text:a xlink:href="https://css.summitutilitiesinc.com/css/billPrint/retrieve/870863" xlink:type="simple">Bill Print Aug 7</text:a></text:p>
          </table:table-cell>
          <table:table-cell table:style-name="ce3" office:value-type="date" office:date-value="2017-09-03" calcext:value-type="date">
            <text:p>09/03/17</text:p>
          </table:table-cell>
          <table:table-cell table:number-columns-repeated="2" table:style-name="ce4" office:value-type="float" office:value="70.7" calcext:value-type="float">
            <text:p>70.7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7-07-20" calcext:value-type="date">
            <text:p>07/20/17</text:p>
          </table:table-cell>
          <table:table-cell table:style-name="ce4" office:value-type="string" calcext:value-type="string">
            <text:p>Ebox Utility Payment ME</text:p>
          </table:table-cell>
          <table:table-cell table:style-name="ce5"/>
          <table:table-cell table:style-name="ce4" office:value-type="float" office:value="-82.17" calcext:value-type="float">
            <text:p>-82.1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7-10" calcext:value-type="date">
            <text:p>07/10/17</text:p>
          </table:table-cell>
          <table:table-cell table:style-name="ce4" office:value-type="string" calcext:value-type="string">
            <text:p><text:a xlink:href="https://css.summitutilitiesinc.com/css/billPrint/retrieve/827939" xlink:type="simple">Bill Print Jul 10</text:a></text:p>
          </table:table-cell>
          <table:table-cell table:style-name="ce3" office:value-type="date" office:date-value="2017-08-06" calcext:value-type="date">
            <text:p>08/06/17</text:p>
          </table:table-cell>
          <table:table-cell table:number-columns-repeated="2" table:style-name="ce4" office:value-type="float" office:value="82.17" calcext:value-type="float">
            <text:p>82.17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7-06-20" calcext:value-type="date">
            <text:p>06/20/17</text:p>
          </table:table-cell>
          <table:table-cell table:style-name="ce4" office:value-type="string" calcext:value-type="string">
            <text:p>Ebox Utility Payment ME</text:p>
          </table:table-cell>
          <table:table-cell table:style-name="ce5"/>
          <table:table-cell table:style-name="ce4" office:value-type="float" office:value="-143.05" calcext:value-type="float">
            <text:p>-143.0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6-06" calcext:value-type="date">
            <text:p>06/06/17</text:p>
          </table:table-cell>
          <table:table-cell table:style-name="ce4" office:value-type="string" calcext:value-type="string">
            <text:p><text:a xlink:href="https://css.summitutilitiesinc.com/css/billPrint/retrieve/784093" xlink:type="simple">Bill Print Jun 6</text:a></text:p>
          </table:table-cell>
          <table:table-cell table:style-name="ce3" office:value-type="date" office:date-value="2017-07-03" calcext:value-type="date">
            <text:p>07/03/17</text:p>
          </table:table-cell>
          <table:table-cell table:number-columns-repeated="2" table:style-name="ce4" office:value-type="float" office:value="143.05" calcext:value-type="float">
            <text:p>143.05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7-05-16" calcext:value-type="date">
            <text:p>05/16/17</text:p>
          </table:table-cell>
          <table:table-cell table:style-name="ce4" office:value-type="string" calcext:value-type="string">
            <text:p>Ebox Utility Payment ME</text:p>
          </table:table-cell>
          <table:table-cell table:style-name="ce5"/>
          <table:table-cell table:style-name="ce4" office:value-type="float" office:value="-160.29" calcext:value-type="float">
            <text:p>-160.2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5-04" calcext:value-type="date">
            <text:p>05/04/17</text:p>
          </table:table-cell>
          <table:table-cell table:style-name="ce4" office:value-type="string" calcext:value-type="string">
            <text:p><text:a xlink:href="https://css.summitutilitiesinc.com/css/billPrint/retrieve/740308" xlink:type="simple">Bill Print May 4</text:a></text:p>
          </table:table-cell>
          <table:table-cell table:style-name="ce3" office:value-type="date" office:date-value="2017-05-31" calcext:value-type="date">
            <text:p>05/31/17</text:p>
          </table:table-cell>
          <table:table-cell table:number-columns-repeated="2" table:style-name="ce4" office:value-type="float" office:value="160.29" calcext:value-type="float">
            <text:p>160.29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7-04-27" calcext:value-type="date">
            <text:p>04/27/17</text:p>
          </table:table-cell>
          <table:table-cell table:style-name="ce4" office:value-type="string" calcext:value-type="string">
            <text:p>Ebox Utility Payment ME</text:p>
          </table:table-cell>
          <table:table-cell table:style-name="ce5"/>
          <table:table-cell table:style-name="ce4" office:value-type="float" office:value="-419.87" calcext:value-type="float">
            <text:p>-419.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4-06" calcext:value-type="date">
            <text:p>04/06/17</text:p>
          </table:table-cell>
          <table:table-cell table:style-name="ce4" office:value-type="string" calcext:value-type="string">
            <text:p><text:a xlink:href="https://css.summitutilitiesinc.com/css/billPrint/retrieve/696289" xlink:type="simple">Bill Print Apr 6</text:a></text:p>
          </table:table-cell>
          <table:table-cell table:style-name="ce3" office:value-type="date" office:date-value="2017-05-03" calcext:value-type="date">
            <text:p>05/03/17</text:p>
          </table:table-cell>
          <table:table-cell table:number-columns-repeated="2" table:style-name="ce4" office:value-type="float" office:value="419.87" calcext:value-type="float">
            <text:p>419.87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7-03-20" calcext:value-type="date">
            <text:p>03/20/17</text:p>
          </table:table-cell>
          <table:table-cell table:style-name="ce4" office:value-type="string" calcext:value-type="string">
            <text:p>Ebox Utility Payment ME</text:p>
          </table:table-cell>
          <table:table-cell table:style-name="ce5"/>
          <table:table-cell table:style-name="ce4" office:value-type="float" office:value="-345.06" calcext:value-type="float">
            <text:p>-345.0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3-06" calcext:value-type="date">
            <text:p>03/06/17</text:p>
          </table:table-cell>
          <table:table-cell table:style-name="ce4" office:value-type="string" calcext:value-type="string">
            <text:p><text:a xlink:href="https://css.summitutilitiesinc.com/css/billPrint/retrieve/652268" xlink:type="simple">Bill Print Mar 6</text:a></text:p>
          </table:table-cell>
          <table:table-cell table:style-name="ce3" office:value-type="date" office:date-value="2017-04-02" calcext:value-type="date">
            <text:p>04/02/17</text:p>
          </table:table-cell>
          <table:table-cell table:number-columns-repeated="2" table:style-name="ce4" office:value-type="float" office:value="345.06" calcext:value-type="float">
            <text:p>345.06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7-02-16" calcext:value-type="date">
            <text:p>02/16/17</text:p>
          </table:table-cell>
          <table:table-cell table:style-name="ce4" office:value-type="string" calcext:value-type="string">
            <text:p>Ebox Utility Payment ME</text:p>
          </table:table-cell>
          <table:table-cell table:style-name="ce5"/>
          <table:table-cell table:style-name="ce4" office:value-type="float" office:value="-134.52" calcext:value-type="float">
            <text:p>-134.5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2-06" calcext:value-type="date">
            <text:p>02/06/17</text:p>
          </table:table-cell>
          <table:table-cell table:style-name="ce4" office:value-type="string" calcext:value-type="string">
            <text:p><text:a xlink:href="https://css.summitutilitiesinc.com/css/billPrint/retrieve/608404" xlink:type="simple">Bill Print Feb 6</text:a></text:p>
          </table:table-cell>
          <table:table-cell table:style-name="ce3" office:value-type="date" office:date-value="2017-03-05" calcext:value-type="date">
            <text:p>03/05/17</text:p>
          </table:table-cell>
          <table:table-cell table:style-name="ce4" office:value-type="float" office:value="376.52" calcext:value-type="float">
            <text:p>376.52</text:p>
          </table:table-cell>
          <table:table-cell table:style-name="ce4" office:value-type="float" office:value="134.52" calcext:value-type="float">
            <text:p>134.52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7-01-19" calcext:value-type="date">
            <text:p>01/19/17</text:p>
          </table:table-cell>
          <table:table-cell table:style-name="ce4" office:value-type="string" calcext:value-type="string">
            <text:p>Ebox Utility Payment ME</text:p>
          </table:table-cell>
          <table:table-cell table:style-name="ce5"/>
          <table:table-cell table:style-name="ce4" office:value-type="float" office:value="-620.49" calcext:value-type="float">
            <text:p>-620.49</text:p>
          </table:table-cell>
          <table:table-cell table:style-name="ce4" office:value-type="float" office:value="-242" calcext:value-type="float">
            <text:p>-242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7-01-06" calcext:value-type="date">
            <text:p>01/06/17</text:p>
          </table:table-cell>
          <table:table-cell table:style-name="ce4" office:value-type="string" calcext:value-type="string">
            <text:p>Ebox Utility Payment ME</text:p>
          </table:table-cell>
          <table:table-cell table:style-name="ce5"/>
          <table:table-cell table:style-name="ce4" office:value-type="float" office:value="-242" calcext:value-type="float">
            <text:p>-242</text:p>
          </table:table-cell>
          <table:table-cell table:style-name="ce4" office:value-type="float" office:value="378.49" calcext:value-type="float">
            <text:p>378.4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7-01-05" calcext:value-type="date">
            <text:p>01/05/17</text:p>
          </table:table-cell>
          <table:table-cell table:style-name="ce4" office:value-type="string" calcext:value-type="string">
            <text:p><text:a xlink:href="https://css.summitutilitiesinc.com/css/billPrint/retrieve/564599" xlink:type="simple">Bill Print Jan 5</text:a></text:p>
          </table:table-cell>
          <table:table-cell table:style-name="ce3" office:value-type="date" office:date-value="2017-02-01" calcext:value-type="date">
            <text:p>02/01/17</text:p>
          </table:table-cell>
          <table:table-cell table:style-name="ce4" office:value-type="float" office:value="380.97" calcext:value-type="float">
            <text:p>380.97</text:p>
          </table:table-cell>
          <table:table-cell table:style-name="ce4" office:value-type="float" office:value="620.49" calcext:value-type="float">
            <text:p>620.49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6-12-07" calcext:value-type="date">
            <text:p>12/07/16</text:p>
          </table:table-cell>
          <table:table-cell table:style-name="ce4" office:value-type="string" calcext:value-type="string">
            <text:p><text:a xlink:href="https://css.summitutilitiesinc.com/css/billPrint/retrieve/522176" xlink:type="simple">Bill Print Dec 7</text:a></text:p>
          </table:table-cell>
          <table:table-cell table:style-name="ce3" office:value-type="date" office:date-value="2017-01-03" calcext:value-type="date">
            <text:p>01/03/17</text:p>
          </table:table-cell>
          <table:table-cell table:number-columns-repeated="2" table:style-name="ce4" office:value-type="float" office:value="239.52" calcext:value-type="float">
            <text:p>239.52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6-11-29" calcext:value-type="date">
            <text:p>11/29/16</text:p>
          </table:table-cell>
          <table:table-cell table:style-name="ce4" office:value-type="string" calcext:value-type="string">
            <text:p>Ebox Utility Payment ME</text:p>
          </table:table-cell>
          <table:table-cell table:style-name="ce5"/>
          <table:table-cell table:style-name="ce4" office:value-type="float" office:value="-128.52" calcext:value-type="float">
            <text:p>-128.5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Bills" table:style-name="ta1">
        <table:table-column table:style-name="co4" table:default-cell-style-name="ce1"/>
        <table:table-column table:style-name="co5" table:number-columns-repeated="23" table:default-cell-style-name="ce1"/>
        <table:table-column table:style-name="co6" table:number-columns-repeated="999" table:default-cell-style-name="ce1"/>
        <table:table-row table:style-name="ro1">
          <table:table-cell office:value-type="string" calcext:value-type="string">
            <text:p>Date of Bill:</text:p>
          </table:table-cell>
          <table:table-cell table:style-name="ce6" office:value-type="date" office:date-value="2018-11-07" calcext:value-type="date">
            <text:p>11/07/18</text:p>
          </table:table-cell>
          <table:table-cell table:style-name="ce6" office:value-type="date" office:date-value="2018-10-04" calcext:value-type="date">
            <text:p>10/04/18</text:p>
          </table:table-cell>
          <table:table-cell table:style-name="ce7" office:value-type="date" office:date-value="2018-09-10" calcext:value-type="date">
            <text:p>09/10/18</text:p>
          </table:table-cell>
          <table:table-cell table:style-name="ce6" office:value-type="date" office:date-value="2018-07-09" calcext:value-type="date">
            <text:p>07/09/18</text:p>
          </table:table-cell>
          <table:table-cell table:style-name="ce6" office:value-type="date" office:date-value="2018-05-09" calcext:value-type="date">
            <text:p>05/09/18</text:p>
          </table:table-cell>
          <table:table-cell table:style-name="ce6" office:value-type="date" office:date-value="2018-04-05" calcext:value-type="date">
            <text:p>04/05/18</text:p>
          </table:table-cell>
          <table:table-cell table:style-name="ce6" office:value-type="date" office:date-value="2018-03-06" calcext:value-type="date">
            <text:p>03/06/18</text:p>
          </table:table-cell>
          <table:table-cell table:style-name="ce6" office:value-type="date" office:date-value="2018-02-06" calcext:value-type="date">
            <text:p>02/06/18</text:p>
          </table:table-cell>
          <table:table-cell table:style-name="ce6" office:value-type="date" office:date-value="2017-12-06" calcext:value-type="date">
            <text:p>12/06/17</text:p>
          </table:table-cell>
          <table:table-cell table:style-name="ce6" office:value-type="date" office:date-value="2017-11-06" calcext:value-type="date">
            <text:p>11/06/17</text:p>
          </table:table-cell>
          <table:table-cell table:style-name="ce6" office:value-type="date" office:date-value="2017-10-05" calcext:value-type="date">
            <text:p>10/05/17</text:p>
          </table:table-cell>
          <table:table-cell table:style-name="ce6" office:value-type="date" office:date-value="2017-09-07" calcext:value-type="date">
            <text:p>09/07/17</text:p>
          </table:table-cell>
          <table:table-cell table:style-name="ce6" office:value-type="date" office:date-value="2017-08-07" calcext:value-type="date">
            <text:p>08/07/17</text:p>
          </table:table-cell>
          <table:table-cell table:style-name="ce6" office:value-type="date" office:date-value="2017-07-10" calcext:value-type="date">
            <text:p>07/10/17</text:p>
          </table:table-cell>
          <table:table-cell table:style-name="ce6" office:value-type="date" office:date-value="2017-06-06" calcext:value-type="date">
            <text:p>06/06/17</text:p>
          </table:table-cell>
          <table:table-cell table:style-name="ce6" office:value-type="date" office:date-value="2017-05-04" calcext:value-type="date">
            <text:p>05/04/17</text:p>
          </table:table-cell>
          <table:table-cell table:style-name="ce6" office:value-type="date" office:date-value="2017-04-06" calcext:value-type="date">
            <text:p>04/06/17</text:p>
          </table:table-cell>
          <table:table-cell table:style-name="ce6" office:value-type="date" office:date-value="2017-03-06" calcext:value-type="date">
            <text:p>03/06/17</text:p>
          </table:table-cell>
          <table:table-cell table:style-name="ce6" office:value-type="date" office:date-value="2017-02-06" calcext:value-type="date">
            <text:p>02/06/17</text:p>
          </table:table-cell>
          <table:table-cell table:style-name="ce6" office:value-type="date" office:date-value="2017-01-05" calcext:value-type="date">
            <text:p>01/05/17</text:p>
          </table:table-cell>
          <table:table-cell table:style-name="ce6" office:value-type="date" office:date-value="2016-12-07" calcext:value-type="date">
            <text:p>12/07/16</text:p>
          </table:table-cell>
          <table:table-cell table:style-name="ce6" office:value-type="date" office:date-value="2019-01-07" calcext:value-type="date">
            <text:p>01/07/19</text:p>
          </table:table-cell>
          <table:table-cell table:style-name="ce6" office:value-type="date" office:date-value="2018-12-06" calcext:value-type="date">
            <text:p>12/06/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ype of Read:</text:p>
          </table:table-cell>
          <table:table-cell table:number-columns-repeated="23" office:value-type="string" calcext:value-type="string">
            <text:p>Normal Read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rrent Read Date:</text:p>
          </table:table-cell>
          <table:table-cell table:style-name="ce6" office:value-type="date" office:date-value="2018-11-05" calcext:value-type="date">
            <text:p>11/05/18</text:p>
          </table:table-cell>
          <table:table-cell table:style-name="ce6" office:value-type="date" office:date-value="2018-10-03" calcext:value-type="date">
            <text:p>10/03/18</text:p>
          </table:table-cell>
          <table:table-cell table:style-name="ce6" office:value-type="date" office:date-value="2018-09-06" calcext:value-type="date">
            <text:p>09/06/18</text:p>
          </table:table-cell>
          <table:table-cell table:style-name="ce6" office:value-type="date" office:date-value="2018-07-05" calcext:value-type="date">
            <text:p>07/05/18</text:p>
          </table:table-cell>
          <table:table-cell table:style-name="ce6" office:value-type="date" office:date-value="2018-05-03" calcext:value-type="date">
            <text:p>05/03/18</text:p>
          </table:table-cell>
          <table:table-cell table:style-name="ce6" office:value-type="date" office:date-value="2018-04-04" calcext:value-type="date">
            <text:p>04/04/18</text:p>
          </table:table-cell>
          <table:table-cell table:style-name="ce6" office:value-type="date" office:date-value="2018-03-05" calcext:value-type="date">
            <text:p>03/05/18</text:p>
          </table:table-cell>
          <table:table-cell table:style-name="ce6" office:value-type="date" office:date-value="2018-02-05" calcext:value-type="date">
            <text:p>02/05/18</text:p>
          </table:table-cell>
          <table:table-cell table:style-name="ce6" office:value-type="date" office:date-value="2017-12-05" calcext:value-type="date">
            <text:p>12/05/17</text:p>
          </table:table-cell>
          <table:table-cell table:style-name="ce6" office:value-type="date" office:date-value="2017-11-03" calcext:value-type="date">
            <text:p>11/03/17</text:p>
          </table:table-cell>
          <table:table-cell table:style-name="ce6" office:value-type="date" office:date-value="2017-10-04" calcext:value-type="date">
            <text:p>10/04/17</text:p>
          </table:table-cell>
          <table:table-cell table:style-name="ce6" office:value-type="date" office:date-value="2017-09-06" calcext:value-type="date">
            <text:p>09/06/17</text:p>
          </table:table-cell>
          <table:table-cell table:style-name="ce6" office:value-type="date" office:date-value="2017-08-03" calcext:value-type="date">
            <text:p>08/03/17</text:p>
          </table:table-cell>
          <table:table-cell table:style-name="ce6" office:value-type="date" office:date-value="2017-07-06" calcext:value-type="date">
            <text:p>07/06/17</text:p>
          </table:table-cell>
          <table:table-cell table:style-name="ce6" office:value-type="date" office:date-value="2017-06-05" calcext:value-type="date">
            <text:p>06/05/17</text:p>
          </table:table-cell>
          <table:table-cell table:style-name="ce6" office:value-type="date" office:date-value="2017-05-03" calcext:value-type="date">
            <text:p>05/03/17</text:p>
          </table:table-cell>
          <table:table-cell table:style-name="ce6" office:value-type="date" office:date-value="2017-04-05" calcext:value-type="date">
            <text:p>04/05/17</text:p>
          </table:table-cell>
          <table:table-cell table:style-name="ce6" office:value-type="date" office:date-value="2017-03-03" calcext:value-type="date">
            <text:p>03/03/17</text:p>
          </table:table-cell>
          <table:table-cell table:style-name="ce6" office:value-type="date" office:date-value="2017-02-03" calcext:value-type="date">
            <text:p>02/03/17</text:p>
          </table:table-cell>
          <table:table-cell table:style-name="ce6" office:value-type="date" office:date-value="2017-01-04" calcext:value-type="date">
            <text:p>01/04/17</text:p>
          </table:table-cell>
          <table:table-cell table:style-name="ce6" office:value-type="date" office:date-value="2016-12-05" calcext:value-type="date">
            <text:p>12/05/16</text:p>
          </table:table-cell>
          <table:table-cell table:style-name="ce6" office:value-type="date" office:date-value="2019-01-04" calcext:value-type="date">
            <text:p>01/04/19</text:p>
          </table:table-cell>
          <table:table-cell table:style-name="ce6" office:value-type="date" office:date-value="2018-12-05" calcext:value-type="date">
            <text:p>12/05/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vious Read Date:</text:p>
          </table:table-cell>
          <table:table-cell table:style-name="ce6" office:value-type="date" office:date-value="2018-10-03" calcext:value-type="date">
            <text:p>10/03/18</text:p>
          </table:table-cell>
          <table:table-cell table:style-name="ce6" office:value-type="date" office:date-value="2018-09-06" calcext:value-type="date">
            <text:p>09/06/18</text:p>
          </table:table-cell>
          <table:table-cell table:style-name="ce6" office:value-type="date" office:date-value="2018-08-03" calcext:value-type="date">
            <text:p>08/03/18</text:p>
          </table:table-cell>
          <table:table-cell table:style-name="ce6" office:value-type="date" office:date-value="2018-06-05" calcext:value-type="date">
            <text:p>06/05/18</text:p>
          </table:table-cell>
          <table:table-cell table:style-name="ce6" office:value-type="date" office:date-value="2018-04-04" calcext:value-type="date">
            <text:p>04/04/18</text:p>
          </table:table-cell>
          <table:table-cell table:style-name="ce6" office:value-type="date" office:date-value="2018-03-05" calcext:value-type="date">
            <text:p>03/05/18</text:p>
          </table:table-cell>
          <table:table-cell table:style-name="ce6" office:value-type="date" office:date-value="2018-02-05" calcext:value-type="date">
            <text:p>02/05/18</text:p>
          </table:table-cell>
          <table:table-cell table:style-name="ce6" office:value-type="date" office:date-value="2018-01-03" calcext:value-type="date">
            <text:p>01/03/18</text:p>
          </table:table-cell>
          <table:table-cell table:style-name="ce6" office:value-type="date" office:date-value="2017-11-03" calcext:value-type="date">
            <text:p>11/03/17</text:p>
          </table:table-cell>
          <table:table-cell table:style-name="ce6" office:value-type="date" office:date-value="2017-10-04" calcext:value-type="date">
            <text:p>10/04/17</text:p>
          </table:table-cell>
          <table:table-cell table:style-name="ce6" office:value-type="date" office:date-value="2017-09-06" calcext:value-type="date">
            <text:p>09/06/17</text:p>
          </table:table-cell>
          <table:table-cell table:style-name="ce6" office:value-type="date" office:date-value="2017-08-03" calcext:value-type="date">
            <text:p>08/03/17</text:p>
          </table:table-cell>
          <table:table-cell table:style-name="ce6" office:value-type="date" office:date-value="2017-07-06" calcext:value-type="date">
            <text:p>07/06/17</text:p>
          </table:table-cell>
          <table:table-cell table:style-name="ce6" office:value-type="date" office:date-value="2017-06-05" calcext:value-type="date">
            <text:p>06/05/17</text:p>
          </table:table-cell>
          <table:table-cell table:style-name="ce6" office:value-type="date" office:date-value="2017-05-03" calcext:value-type="date">
            <text:p>05/03/17</text:p>
          </table:table-cell>
          <table:table-cell table:style-name="ce6" office:value-type="date" office:date-value="2017-04-05" calcext:value-type="date">
            <text:p>04/05/17</text:p>
          </table:table-cell>
          <table:table-cell table:style-name="ce6" office:value-type="date" office:date-value="2017-03-03" calcext:value-type="date">
            <text:p>03/03/17</text:p>
          </table:table-cell>
          <table:table-cell table:style-name="ce6" office:value-type="date" office:date-value="2017-02-03" calcext:value-type="date">
            <text:p>02/03/17</text:p>
          </table:table-cell>
          <table:table-cell table:style-name="ce6" office:value-type="date" office:date-value="2017-01-04" calcext:value-type="date">
            <text:p>01/04/17</text:p>
          </table:table-cell>
          <table:table-cell table:style-name="ce6" office:value-type="date" office:date-value="2016-12-05" calcext:value-type="date">
            <text:p>12/05/16</text:p>
          </table:table-cell>
          <table:table-cell table:style-name="ce6" office:value-type="date" office:date-value="2016-11-03" calcext:value-type="date">
            <text:p>11/03/16</text:p>
          </table:table-cell>
          <table:table-cell table:style-name="ce6" office:value-type="date" office:date-value="2018-12-05" calcext:value-type="date">
            <text:p>12/05/18</text:p>
          </table:table-cell>
          <table:table-cell table:style-name="ce6" office:value-type="date" office:date-value="2018-11-05" calcext:value-type="date">
            <text:p>11/05/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# of Meter Read Days: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rrent Reading:</text:p>
          </table:table-cell>
          <table:table-cell office:value-type="float" office:value="5594" calcext:value-type="float">
            <text:p>5594</text:p>
          </table:table-cell>
          <table:table-cell office:value-type="float" office:value="5492" calcext:value-type="float">
            <text:p>5492</text:p>
          </table:table-cell>
          <table:table-cell office:value-type="float" office:value="5458" calcext:value-type="float">
            <text:p>5458</text:p>
          </table:table-cell>
          <table:table-cell office:value-type="float" office:value="5383" calcext:value-type="float">
            <text:p>5383</text:p>
          </table:table-cell>
          <table:table-cell office:value-type="float" office:value="5289" calcext:value-type="float">
            <text:p>5289</text:p>
          </table:table-cell>
          <table:table-cell office:value-type="float" office:value="5165" calcext:value-type="float">
            <text:p>5165</text:p>
          </table:table-cell>
          <table:table-cell office:value-type="float" office:value="4974" calcext:value-type="float">
            <text:p>4974</text:p>
          </table:table-cell>
          <table:table-cell office:value-type="float" office:value="4792" calcext:value-type="float">
            <text:p>4792</text:p>
          </table:table-cell>
          <table:table-cell office:value-type="float" office:value="4245" calcext:value-type="float">
            <text:p>4245</text:p>
          </table:table-cell>
          <table:table-cell office:value-type="float" office:value="4078" calcext:value-type="float">
            <text:p>4078</text:p>
          </table:table-cell>
          <table:table-cell office:value-type="float" office:value="4021" calcext:value-type="float">
            <text:p>4021</text:p>
          </table:table-cell>
          <table:table-cell office:value-type="float" office:value="3985" calcext:value-type="float">
            <text:p>3985</text:p>
          </table:table-cell>
          <table:table-cell office:value-type="float" office:value="3966" calcext:value-type="float">
            <text:p>3966</text:p>
          </table:table-cell>
          <table:table-cell office:value-type="float" office:value="3935" calcext:value-type="float">
            <text:p>3935</text:p>
          </table:table-cell>
          <table:table-cell office:value-type="float" office:value="3897" calcext:value-type="float">
            <text:p>3897</text:p>
          </table:table-cell>
          <table:table-cell office:value-type="float" office:value="3821" calcext:value-type="float">
            <text:p>3821</text:p>
          </table:table-cell>
          <table:table-cell office:value-type="float" office:value="3734" calcext:value-type="float">
            <text:p>3734</text:p>
          </table:table-cell>
          <table:table-cell office:value-type="float" office:value="3488" calcext:value-type="float">
            <text:p>3488</text:p>
          </table:table-cell>
          <table:table-cell office:value-type="float" office:value="3292" calcext:value-type="float">
            <text:p>3292</text:p>
          </table:table-cell>
          <table:table-cell office:value-type="float" office:value="3073" calcext:value-type="float">
            <text:p>3073</text:p>
          </table:table-cell>
          <table:table-cell office:value-type="float" office:value="2850" calcext:value-type="float">
            <text:p>2850</text:p>
          </table:table-cell>
          <table:table-cell office:value-type="float" office:value="5953" calcext:value-type="float">
            <text:p>5953</text:p>
          </table:table-cell>
          <table:table-cell office:value-type="float" office:value="5766" calcext:value-type="float">
            <text:p>576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vious Reading:</text:p>
          </table:table-cell>
          <table:table-cell office:value-type="float" office:value="5492" calcext:value-type="float">
            <text:p>5492</text:p>
          </table:table-cell>
          <table:table-cell office:value-type="float" office:value="5458" calcext:value-type="float">
            <text:p>5458</text:p>
          </table:table-cell>
          <table:table-cell office:value-type="float" office:value="5417" calcext:value-type="float">
            <text:p>5417</text:p>
          </table:table-cell>
          <table:table-cell office:value-type="float" office:value="5347" calcext:value-type="float">
            <text:p>5347</text:p>
          </table:table-cell>
          <table:table-cell office:value-type="float" office:value="5165" calcext:value-type="float">
            <text:p>5165</text:p>
          </table:table-cell>
          <table:table-cell office:value-type="float" office:value="4974" calcext:value-type="float">
            <text:p>4974</text:p>
          </table:table-cell>
          <table:table-cell office:value-type="float" office:value="4792" calcext:value-type="float">
            <text:p>4792</text:p>
          </table:table-cell>
          <table:table-cell office:value-type="float" office:value="4519" calcext:value-type="float">
            <text:p>4519</text:p>
          </table:table-cell>
          <table:table-cell office:value-type="float" office:value="4078" calcext:value-type="float">
            <text:p>4078</text:p>
          </table:table-cell>
          <table:table-cell office:value-type="float" office:value="4021" calcext:value-type="float">
            <text:p>4021</text:p>
          </table:table-cell>
          <table:table-cell office:value-type="float" office:value="3985" calcext:value-type="float">
            <text:p>3985</text:p>
          </table:table-cell>
          <table:table-cell office:value-type="float" office:value="3966" calcext:value-type="float">
            <text:p>3966</text:p>
          </table:table-cell>
          <table:table-cell office:value-type="float" office:value="3935" calcext:value-type="float">
            <text:p>3935</text:p>
          </table:table-cell>
          <table:table-cell office:value-type="float" office:value="3897" calcext:value-type="float">
            <text:p>3897</text:p>
          </table:table-cell>
          <table:table-cell office:value-type="float" office:value="3821" calcext:value-type="float">
            <text:p>3821</text:p>
          </table:table-cell>
          <table:table-cell office:value-type="float" office:value="3734" calcext:value-type="float">
            <text:p>3734</text:p>
          </table:table-cell>
          <table:table-cell office:value-type="float" office:value="3488" calcext:value-type="float">
            <text:p>3488</text:p>
          </table:table-cell>
          <table:table-cell office:value-type="float" office:value="3292" calcext:value-type="float">
            <text:p>3292</text:p>
          </table:table-cell>
          <table:table-cell office:value-type="float" office:value="3073" calcext:value-type="float">
            <text:p>3073</text:p>
          </table:table-cell>
          <table:table-cell office:value-type="float" office:value="2850" calcext:value-type="float">
            <text:p>2850</text:p>
          </table:table-cell>
          <table:table-cell office:value-type="float" office:value="2713" calcext:value-type="float">
            <text:p>2713</text:p>
          </table:table-cell>
          <table:table-cell office:value-type="float" office:value="5766" calcext:value-type="float">
            <text:p>5766</text:p>
          </table:table-cell>
          <table:table-cell office:value-type="float" office:value="5594" calcext:value-type="float">
            <text:p>55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tered Units: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24" calcext:value-type="float">
            <text:p>124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246" calcext:value-type="float">
            <text:p>246</text:p>
          </table:table-cell>
          <table:table-cell office:value-type="float" office:value="196" calcext:value-type="float">
            <text:p>196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ssure Adjustment Factor:</text:p>
          </table:table-cell>
          <table:table-cell table:number-columns-repeated="23" office:value-type="float" office:value="1.0169" calcext:value-type="float">
            <text:p>1.01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tual CCF Usage:</text:p>
          </table:table-cell>
          <table:table-cell office:value-type="float" office:value="103.7238" calcext:value-type="float">
            <text:p>103.7238</text:p>
          </table:table-cell>
          <table:table-cell office:value-type="float" office:value="34.5746" calcext:value-type="float">
            <text:p>34.5746</text:p>
          </table:table-cell>
          <table:table-cell office:value-type="float" office:value="41.6929" calcext:value-type="float">
            <text:p>41.6929</text:p>
          </table:table-cell>
          <table:table-cell office:value-type="float" office:value="36.6084" calcext:value-type="float">
            <text:p>36.6084</text:p>
          </table:table-cell>
          <table:table-cell office:value-type="float" office:value="126.0956" calcext:value-type="float">
            <text:p>126.0956</text:p>
          </table:table-cell>
          <table:table-cell office:value-type="float" office:value="194.2279" calcext:value-type="float">
            <text:p>194.2279</text:p>
          </table:table-cell>
          <table:table-cell office:value-type="float" office:value="185.0758" calcext:value-type="float">
            <text:p>185.0758</text:p>
          </table:table-cell>
          <table:table-cell office:value-type="float" office:value="277.6137" calcext:value-type="float">
            <text:p>277.6137</text:p>
          </table:table-cell>
          <table:table-cell office:value-type="float" office:value="169.8223" calcext:value-type="float">
            <text:p>169.8223</text:p>
          </table:table-cell>
          <table:table-cell office:value-type="float" office:value="57.9633" calcext:value-type="float">
            <text:p>57.9633</text:p>
          </table:table-cell>
          <table:table-cell office:value-type="float" office:value="36.6084" calcext:value-type="float">
            <text:p>36.6084</text:p>
          </table:table-cell>
          <table:table-cell office:value-type="float" office:value="19.3211" calcext:value-type="float">
            <text:p>19.3211</text:p>
          </table:table-cell>
          <table:table-cell office:value-type="float" office:value="31.5239" calcext:value-type="float">
            <text:p>31.5239</text:p>
          </table:table-cell>
          <table:table-cell office:value-type="float" office:value="38.6422" calcext:value-type="float">
            <text:p>38.6422</text:p>
          </table:table-cell>
          <table:table-cell office:value-type="float" office:value="77.2844" calcext:value-type="float">
            <text:p>77.2844</text:p>
          </table:table-cell>
          <table:table-cell office:value-type="float" office:value="88.4703" calcext:value-type="float">
            <text:p>88.4703</text:p>
          </table:table-cell>
          <table:table-cell office:value-type="float" office:value="250.1574" calcext:value-type="float">
            <text:p>250.1574</text:p>
          </table:table-cell>
          <table:table-cell office:value-type="float" office:value="199.3124" calcext:value-type="float">
            <text:p>199.3124</text:p>
          </table:table-cell>
          <table:table-cell office:value-type="float" office:value="222.7011" calcext:value-type="float">
            <text:p>222.7011</text:p>
          </table:table-cell>
          <table:table-cell office:value-type="float" office:value="226.7687" calcext:value-type="float">
            <text:p>226.7687</text:p>
          </table:table-cell>
          <table:table-cell office:value-type="float" office:value="139.3153" calcext:value-type="float">
            <text:p>139.3153</text:p>
          </table:table-cell>
          <table:table-cell office:value-type="float" office:value="190.1603" calcext:value-type="float">
            <text:p>190.1603</text:p>
          </table:table-cell>
          <table:table-cell office:value-type="float" office:value="174.9068" calcext:value-type="float">
            <text:p>174.906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TU Correction Factor:</text:p>
          </table:table-cell>
          <table:table-cell table:number-columns-repeated="2" office:value-type="float" office:value="1.0314" calcext:value-type="float">
            <text:p>1.0314</text:p>
          </table:table-cell>
          <table:table-cell office:value-type="float" office:value="1.0238" calcext:value-type="float">
            <text:p>1.0238</text:p>
          </table:table-cell>
          <table:table-cell office:value-type="float" office:value="1.0313" calcext:value-type="float">
            <text:p>1.0313</text:p>
          </table:table-cell>
          <table:table-cell office:value-type="float" office:value="1.0265" calcext:value-type="float">
            <text:p>1.0265</text:p>
          </table:table-cell>
          <table:table-cell office:value-type="float" office:value="1.0346" calcext:value-type="float">
            <text:p>1.0346</text:p>
          </table:table-cell>
          <table:table-cell office:value-type="float" office:value="1.0364" calcext:value-type="float">
            <text:p>1.0364</text:p>
          </table:table-cell>
          <table:table-cell office:value-type="float" office:value="1.0362" calcext:value-type="float">
            <text:p>1.0362</text:p>
          </table:table-cell>
          <table:table-cell office:value-type="float" office:value="1.0387" calcext:value-type="float">
            <text:p>1.0387</text:p>
          </table:table-cell>
          <table:table-cell office:value-type="float" office:value="1.0337" calcext:value-type="float">
            <text:p>1.0337</text:p>
          </table:table-cell>
          <table:table-cell office:value-type="float" office:value="1.0249" calcext:value-type="float">
            <text:p>1.0249</text:p>
          </table:table-cell>
          <table:table-cell office:value-type="float" office:value="1.0215" calcext:value-type="float">
            <text:p>1.0215</text:p>
          </table:table-cell>
          <table:table-cell office:value-type="float" office:value="1.0225" calcext:value-type="float">
            <text:p>1.0225</text:p>
          </table:table-cell>
          <table:table-cell office:value-type="float" office:value="1.022" calcext:value-type="float">
            <text:p>1.022</text:p>
          </table:table-cell>
          <table:table-cell office:value-type="float" office:value="1.0254" calcext:value-type="float">
            <text:p>1.0254</text:p>
          </table:table-cell>
          <table:table-cell office:value-type="float" office:value="1.027" calcext:value-type="float">
            <text:p>1.027</text:p>
          </table:table-cell>
          <table:table-cell office:value-type="float" office:value="1.0375" calcext:value-type="float">
            <text:p>1.0375</text:p>
          </table:table-cell>
          <table:table-cell office:value-type="float" office:value="1.0582" calcext:value-type="float">
            <text:p>1.0582</text:p>
          </table:table-cell>
          <table:table-cell office:value-type="float" office:value="1.0389" calcext:value-type="float">
            <text:p>1.0389</text:p>
          </table:table-cell>
          <table:table-cell office:value-type="float" office:value="1.033" calcext:value-type="float">
            <text:p>1.033</text:p>
          </table:table-cell>
          <table:table-cell office:value-type="float" office:value="1.0215" calcext:value-type="float">
            <text:p>1.0215</text:p>
          </table:table-cell>
          <table:table-cell table:number-columns-repeated="2" office:value-type="float" office:value="1.0403" calcext:value-type="float">
            <text:p>1.04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herms Used:</text:p>
          </table:table-cell>
          <table:table-cell office:value-type="float" office:value="106.98073" calcext:value-type="float">
            <text:p>106.98073</text:p>
          </table:table-cell>
          <table:table-cell office:value-type="float" office:value="35.66024" calcext:value-type="float">
            <text:p>35.66024</text:p>
          </table:table-cell>
          <table:table-cell office:value-type="float" office:value="42.68519" calcext:value-type="float">
            <text:p>42.68519</text:p>
          </table:table-cell>
          <table:table-cell office:value-type="float" office:value="37.75424" calcext:value-type="float">
            <text:p>37.75424</text:p>
          </table:table-cell>
          <table:table-cell office:value-type="float" office:value="129.43713" calcext:value-type="float">
            <text:p>129.43713</text:p>
          </table:table-cell>
          <table:table-cell office:value-type="float" office:value="200.94818" calcext:value-type="float">
            <text:p>200.94818</text:p>
          </table:table-cell>
          <table:table-cell office:value-type="float" office:value="191.81256" calcext:value-type="float">
            <text:p>191.81256</text:p>
          </table:table-cell>
          <table:table-cell office:value-type="float" office:value="287.66332" calcext:value-type="float">
            <text:p>287.66332</text:p>
          </table:table-cell>
          <table:table-cell office:value-type="float" office:value="176.39442" calcext:value-type="float">
            <text:p>176.39442</text:p>
          </table:table-cell>
          <table:table-cell office:value-type="float" office:value="59.91666" calcext:value-type="float">
            <text:p>59.91666</text:p>
          </table:table-cell>
          <table:table-cell office:value-type="float" office:value="37.51995" calcext:value-type="float">
            <text:p>37.51995</text:p>
          </table:table-cell>
          <table:table-cell office:value-type="float" office:value="19.7365" calcext:value-type="float">
            <text:p>19.7365</text:p>
          </table:table-cell>
          <table:table-cell office:value-type="float" office:value="32.23319" calcext:value-type="float">
            <text:p>32.23319</text:p>
          </table:table-cell>
          <table:table-cell office:value-type="float" office:value="39.49233" calcext:value-type="float">
            <text:p>39.49233</text:p>
          </table:table-cell>
          <table:table-cell office:value-type="float" office:value="79.24742" calcext:value-type="float">
            <text:p>79.24742</text:p>
          </table:table-cell>
          <table:table-cell office:value-type="float" office:value="90.859" calcext:value-type="float">
            <text:p>90.859</text:p>
          </table:table-cell>
          <table:table-cell office:value-type="float" office:value="259.5383" calcext:value-type="float">
            <text:p>259.5383</text:p>
          </table:table-cell>
          <table:table-cell office:value-type="float" office:value="210.91238" calcext:value-type="float">
            <text:p>210.91238</text:p>
          </table:table-cell>
          <table:table-cell office:value-type="float" office:value="231.36417" calcext:value-type="float">
            <text:p>231.36417</text:p>
          </table:table-cell>
          <table:table-cell office:value-type="float" office:value="234.25207" calcext:value-type="float">
            <text:p>234.25207</text:p>
          </table:table-cell>
          <table:table-cell office:value-type="float" office:value="142.31058" calcext:value-type="float">
            <text:p>142.31058</text:p>
          </table:table-cell>
          <table:table-cell office:value-type="float" office:value="197.82376" calcext:value-type="float">
            <text:p>197.82376</text:p>
          </table:table-cell>
          <table:table-cell office:value-type="float" office:value="181.95554" calcext:value-type="float">
            <text:p>181.9555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ount for Actual Gas Usage:</text:p>
          </table:table-cell>
          <table:table-cell table:style-name="ce8" office:value-type="currency" office:currency="USD" office:value="193.36" calcext:value-type="currency">
            <text:p>$193.36</text:p>
          </table:table-cell>
          <table:table-cell table:style-name="ce8" office:value-type="currency" office:currency="USD" office:value="69.27" calcext:value-type="currency">
            <text:p>$69.27</text:p>
          </table:table-cell>
          <table:table-cell table:style-name="ce8" office:value-type="currency" office:currency="USD" office:value="84.42" calcext:value-type="currency">
            <text:p>$84.42</text:p>
          </table:table-cell>
          <table:table-cell table:style-name="ce8" office:value-type="currency" office:currency="USD" office:value="74.98" calcext:value-type="currency">
            <text:p>$74.98</text:p>
          </table:table-cell>
          <table:table-cell table:style-name="ce8" office:value-type="currency" office:currency="USD" office:value="254.27" calcext:value-type="currency">
            <text:p>$254.27</text:p>
          </table:table-cell>
          <table:table-cell table:style-name="ce8" office:value-type="currency" office:currency="USD" office:value="392.33" calcext:value-type="currency">
            <text:p>$392.33</text:p>
          </table:table-cell>
          <table:table-cell table:style-name="ce8" office:value-type="currency" office:currency="USD" office:value="313.76" calcext:value-type="currency">
            <text:p>$313.76</text:p>
          </table:table-cell>
          <table:table-cell table:style-name="ce8" office:value-type="currency" office:currency="USD" office:value="454.32" calcext:value-type="currency">
            <text:p>$454.32</text:p>
          </table:table-cell>
          <table:table-cell table:style-name="ce8" office:value-type="currency" office:currency="USD" office:value="275.25" calcext:value-type="currency">
            <text:p>$275.25</text:p>
          </table:table-cell>
          <table:table-cell table:style-name="ce8" office:value-type="currency" office:currency="USD" office:value="93.16" calcext:value-type="currency">
            <text:p>$93.16</text:p>
          </table:table-cell>
          <table:table-cell table:style-name="ce8" office:value-type="currency" office:currency="USD" office:value="58.02" calcext:value-type="currency">
            <text:p>$58.02</text:p>
          </table:table-cell>
          <table:table-cell table:style-name="ce8" office:value-type="currency" office:currency="USD" office:value="30.59" calcext:value-type="currency">
            <text:p>$30.59</text:p>
          </table:table-cell>
          <table:table-cell table:style-name="ce18" office:value-type="currency" office:currency="USD" office:value="49.89" calcext:value-type="currency">
            <text:p>$49.89</text:p>
          </table:table-cell>
          <table:table-cell table:style-name="ce18" office:value-type="currency" office:currency="USD" office:value="61.36" calcext:value-type="currency">
            <text:p>$61.36</text:p>
          </table:table-cell>
          <table:table-cell table:style-name="ce18" office:value-type="currency" office:currency="USD" office:value="122.24" calcext:value-type="currency">
            <text:p>$122.24</text:p>
          </table:table-cell>
          <table:table-cell table:style-name="ce18" office:value-type="currency" office:currency="USD" office:value="139.72" calcext:value-type="currency">
            <text:p>$139.72</text:p>
          </table:table-cell>
          <table:table-cell table:style-name="ce18" office:value-type="currency" office:currency="USD" office:value="399.3" calcext:value-type="currency">
            <text:p>$399.30</text:p>
          </table:table-cell>
          <table:table-cell table:style-name="ce18" office:value-type="currency" office:currency="USD" office:value="324.49" calcext:value-type="currency">
            <text:p>$324.49</text:p>
          </table:table-cell>
          <table:table-cell table:style-name="ce18" office:value-type="currency" office:currency="USD" office:value="355.95" calcext:value-type="currency">
            <text:p>$355.95</text:p>
          </table:table-cell>
          <table:table-cell table:style-name="ce18" office:value-type="currency" office:currency="USD" office:value="360.4" calcext:value-type="currency">
            <text:p>$360.40</text:p>
          </table:table-cell>
          <table:table-cell table:style-name="ce18" office:value-type="currency" office:currency="USD" office:value="218.95" calcext:value-type="currency">
            <text:p>$218.95</text:p>
          </table:table-cell>
          <table:table-cell table:style-name="ce18" office:value-type="currency" office:currency="USD" office:value="355.09" calcext:value-type="currency">
            <text:p>$355.09</text:p>
          </table:table-cell>
          <table:table-cell table:style-name="ce18" office:value-type="currency" office:currency="USD" office:value="325.1" calcext:value-type="currency">
            <text:p>$325.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ter Number:</text:p>
          </table:table-cell>
          <table:table-cell table:number-columns-repeated="23" office:value-type="string" calcext:value-type="string">
            <text:p>14Y35595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ate Code:</text:p>
          </table:table-cell>
          <table:table-cell table:number-columns-repeated="23" office:value-type="string" calcext:value-type="string">
            <text:p>RGME</text:p>
          </table:table-cell>
          <table:table-cell table:number-columns-repeated="99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Components of a Gas B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</text:p>
          </table:table-cell>
          <table:table-cell table:number-columns-repeated="4" office:value-type="float" office:value="0.896" calcext:value-type="float">
            <text:p>0.896</text:p>
          </table:table-cell>
          <table:table-cell table:number-columns-repeated="10" office:value-type="float" office:value="0.884" calcext:value-type="float">
            <text:p>0.884</text:p>
          </table:table-cell>
          <table:table-cell table:number-columns-repeated="7" office:value-type="float" office:value="0.874" calcext:value-type="float">
            <text:p>0.874</text:p>
          </table:table-cell>
          <table:table-cell table:number-columns-repeated="2" office:value-type="float" office:value="0.896" calcext:value-type="float">
            <text:p>0.8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ity</text:p>
          </table:table-cell>
          <table:table-cell office:value-type="float" office:value="0.899" calcext:value-type="float">
            <text:p>0.899</text:p>
          </table:table-cell>
          <table:table-cell table:number-columns-repeated="5" office:value-type="float" office:value="1.065" calcext:value-type="float">
            <text:p>1.065</text:p>
          </table:table-cell>
          <table:table-cell table:number-columns-repeated="4" office:value-type="float" office:value="0.684" calcext:value-type="float">
            <text:p>0.684</text:p>
          </table:table-cell>
          <table:table-cell table:number-columns-repeated="4" office:value-type="float" office:value="0.6645" calcext:value-type="float">
            <text:p>0.6645</text:p>
          </table:table-cell>
          <table:table-cell office:value-type="float" office:value="0.6645" calcext:value-type="float">
            <text:p>0.6645</text:p>
          </table:table-cell>
          <table:table-cell table:number-columns-repeated="6" office:value-type="float" office:value="0.6645" calcext:value-type="float">
            <text:p>0.6645</text:p>
          </table:table-cell>
          <table:table-cell table:number-columns-repeated="2" office:value-type="float" office:value="0.899" calcext:value-type="float">
            <text:p>0.8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fficiency Maine Trust Assessment Through 10/31</text:p>
          </table:table-cell>
          <table:table-cell table:number-columns-repeated="4" office:value-type="float" office:value="0.0145" calcext:value-type="float">
            <text:p>0.014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al Cost Per Therm</text:p>
          </table:table-cell>
          <table:table-cell office:value-type="float" office:value="1.8095" calcext:value-type="float">
            <text:p>1.8095</text:p>
          </table:table-cell>
          <table:table-cell table:number-columns-repeated="3" office:value-type="float" office:value="1.9755" calcext:value-type="float">
            <text:p>1.9755</text:p>
          </table:table-cell>
          <table:table-cell table:number-columns-repeated="2" office:value-type="float" office:value="1.949" calcext:value-type="float">
            <text:p>1.949</text:p>
          </table:table-cell>
          <table:table-cell table:number-columns-repeated="4" office:value-type="float" office:value="1.568" calcext:value-type="float">
            <text:p>1.568</text:p>
          </table:table-cell>
          <table:table-cell table:number-columns-repeated="2" office:value-type="float" office:value="1.5485" calcext:value-type="float">
            <text:p>1.5485</text:p>
          </table:table-cell>
          <table:table-cell table:number-columns-repeated="2" office:value-type="float" office:value="1.5485" calcext:value-type="float">
            <text:p>1.5485</text:p>
          </table:table-cell>
          <table:table-cell table:number-columns-repeated="7" office:value-type="float" office:value="1.5385" calcext:value-type="float">
            <text:p>1.5385</text:p>
          </table:table-cell>
          <table:table-cell table:number-columns-repeated="2" office:value-type="float" office:value="1.795" calcext:value-type="float">
            <text:p>1.7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stribution</text:p>
          </table:table-cell>
          <table:table-cell table:number-columns-repeated="2" office:value-type="float" office:value="0.896" calcext:value-type="float">
            <text:p>0.896</text:p>
          </table:table-cell>
          <table:table-cell table:number-columns-repeated="2"/>
          <table:table-cell office:value-type="float" office:value="0.884" calcext:value-type="float">
            <text:p>0.884</text:p>
          </table:table-cell>
          <table:table-cell/>
          <table:table-cell office:value-type="float" office:value="0.884" calcext:value-type="float">
            <text:p>0.884</text:p>
          </table:table-cell>
          <table:table-cell table:number-columns-repeated="3"/>
          <table:table-cell office:value-type="float" office:value="0.884" calcext:value-type="float">
            <text:p>0.884</text:p>
          </table:table-cell>
          <table:table-cell table:number-columns-repeated="3"/>
          <table:table-cell office:value-type="float" office:value="0.884" calcext:value-type="float">
            <text:p>0.8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modity</text:p>
          </table:table-cell>
          <table:table-cell table:number-columns-repeated="2" office:value-type="float" office:value="0.899" calcext:value-type="float">
            <text:p>0.899</text:p>
          </table:table-cell>
          <table:table-cell table:number-columns-repeated="2"/>
          <table:table-cell office:value-type="float" office:value="1.065" calcext:value-type="float">
            <text:p>1.065</text:p>
          </table:table-cell>
          <table:table-cell/>
          <table:table-cell office:value-type="float" office:value="1.065" calcext:value-type="float">
            <text:p>1.065</text:p>
          </table:table-cell>
          <table:table-cell table:number-columns-repeated="3"/>
          <table:table-cell office:value-type="float" office:value="0.684" calcext:value-type="float">
            <text:p>0.684</text:p>
          </table:table-cell>
          <table:table-cell table:number-columns-repeated="3"/>
          <table:table-cell office:value-type="float" office:value="0.6645" calcext:value-type="float">
            <text:p>0.66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fficiency Maine Trust Assessment After 10/31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table:number-columns-repeated="2"/>
          <table:table-cell office:value-type="float" office:value="0.0145" calcext:value-type="float">
            <text:p>0.01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tal Cost Per Therm</text:p>
          </table:table-cell>
          <table:table-cell office:value-type="float" office:value="1.795" calcext:value-type="float">
            <text:p>1.795</text:p>
          </table:table-cell>
          <table:table-cell office:value-type="float" office:value="1.8095" calcext:value-type="float">
            <text:p>1.8095</text:p>
          </table:table-cell>
          <table:table-cell table:number-columns-repeated="2"/>
          <table:table-cell office:value-type="float" office:value="1.9635" calcext:value-type="float">
            <text:p>1.9635</text:p>
          </table:table-cell>
          <table:table-cell/>
          <table:table-cell office:value-type="float" office:value="1.949" calcext:value-type="float">
            <text:p>1.949</text:p>
          </table:table-cell>
          <table:table-cell table:number-columns-repeated="3"/>
          <table:table-cell office:value-type="float" office:value="1.568" calcext:value-type="float">
            <text:p>1.568</text:p>
          </table:table-cell>
          <table:table-cell table:number-columns-repeated="3"/>
          <table:table-cell office:value-type="float" office:value="1.5485" calcext:value-type="float">
            <text:p>1.5485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ctual Gas Usage</text:p>
          </table:table-cell>
          <table:table-cell table:style-name="ce8" office:value-type="currency" office:currency="USD" office:value="193.36" calcext:value-type="currency">
            <text:p>$193.36</text:p>
          </table:table-cell>
          <table:table-cell table:style-name="ce8" office:value-type="currency" office:currency="USD" office:value="69.27" calcext:value-type="currency">
            <text:p>$69.27</text:p>
          </table:table-cell>
          <table:table-cell table:style-name="ce8" office:value-type="currency" office:currency="USD" office:value="84.42" calcext:value-type="currency">
            <text:p>$84.42</text:p>
          </table:table-cell>
          <table:table-cell table:style-name="ce8" office:value-type="currency" office:currency="USD" office:value="74.98" calcext:value-type="currency">
            <text:p>$74.98</text:p>
          </table:table-cell>
          <table:table-cell table:style-name="ce8" office:value-type="currency" office:currency="USD" office:value="254.27" calcext:value-type="currency">
            <text:p>$254.27</text:p>
          </table:table-cell>
          <table:table-cell table:style-name="ce8" office:value-type="currency" office:currency="USD" office:value="392.33" calcext:value-type="currency">
            <text:p>$392.33</text:p>
          </table:table-cell>
          <table:table-cell table:style-name="ce8" office:value-type="currency" office:currency="USD" office:value="313.76" calcext:value-type="currency">
            <text:p>$313.76</text:p>
          </table:table-cell>
          <table:table-cell office:value-type="float" office:value="454.32" calcext:value-type="float">
            <text:p>454.32</text:p>
          </table:table-cell>
          <table:table-cell office:value-type="float" office:value="275.25" calcext:value-type="float">
            <text:p>275.25</text:p>
          </table:table-cell>
          <table:table-cell table:style-name="ce8" office:value-type="currency" office:currency="USD" office:value="93.16" calcext:value-type="currency">
            <text:p>$93.16</text:p>
          </table:table-cell>
          <table:table-cell table:style-name="ce8" office:value-type="currency" office:currency="USD" office:value="58.02" calcext:value-type="currency">
            <text:p>$58.02</text:p>
          </table:table-cell>
          <table:table-cell table:style-name="ce8" office:value-type="currency" office:currency="USD" office:value="30.59" calcext:value-type="currency">
            <text:p>$30.59</text:p>
          </table:table-cell>
          <table:table-cell table:style-name="ce18" office:value-type="currency" office:currency="USD" office:value="49.89" calcext:value-type="currency">
            <text:p>$49.89</text:p>
          </table:table-cell>
          <table:table-cell table:style-name="ce18" office:value-type="currency" office:currency="USD" office:value="61.36" calcext:value-type="currency">
            <text:p>$61.36</text:p>
          </table:table-cell>
          <table:table-cell table:style-name="ce18" office:value-type="currency" office:currency="USD" office:value="122.24" calcext:value-type="currency">
            <text:p>$122.24</text:p>
          </table:table-cell>
          <table:table-cell table:style-name="ce18" office:value-type="currency" office:currency="USD" office:value="139.72" calcext:value-type="currency">
            <text:p>$139.72</text:p>
          </table:table-cell>
          <table:table-cell table:style-name="ce18" office:value-type="currency" office:currency="USD" office:value="399.3" calcext:value-type="currency">
            <text:p>$399.30</text:p>
          </table:table-cell>
          <table:table-cell table:style-name="ce18" office:value-type="currency" office:currency="USD" office:value="324.49" calcext:value-type="currency">
            <text:p>$324.49</text:p>
          </table:table-cell>
          <table:table-cell table:style-name="ce18" office:value-type="currency" office:currency="USD" office:value="355.95" calcext:value-type="currency">
            <text:p>$355.95</text:p>
          </table:table-cell>
          <table:table-cell table:style-name="ce18" office:value-type="currency" office:currency="USD" office:value="360.4" calcext:value-type="currency">
            <text:p>$360.40</text:p>
          </table:table-cell>
          <table:table-cell table:style-name="ce18" office:value-type="currency" office:currency="USD" office:value="218.95" calcext:value-type="currency">
            <text:p>$218.95</text:p>
          </table:table-cell>
          <table:table-cell table:style-name="ce18" office:value-type="currency" office:currency="USD" office:value="355.09" calcext:value-type="currency">
            <text:p>$355.09</text:p>
          </table:table-cell>
          <table:table-cell table:style-name="ce18" office:value-type="currency" office:currency="USD" office:value="325.1" calcext:value-type="currency">
            <text:p>$325.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acility and Service Charge</text:p>
          </table:table-cell>
          <table:table-cell table:number-columns-repeated="4" table:style-name="ce8" office:value-type="currency" office:currency="USD" office:value="21.1" calcext:value-type="currency">
            <text:p>$21.10</text:p>
          </table:table-cell>
          <table:table-cell table:number-columns-repeated="8" table:style-name="ce8" office:value-type="currency" office:currency="USD" office:value="20.81" calcext:value-type="currency">
            <text:p>$20.81</text:p>
          </table:table-cell>
          <table:table-cell table:number-columns-repeated="3" table:style-name="ce18" office:value-type="currency" office:currency="USD" office:value="20.81" calcext:value-type="currency">
            <text:p>$20.81</text:p>
          </table:table-cell>
          <table:table-cell table:number-columns-repeated="6" table:style-name="ce18" office:value-type="currency" office:currency="USD" office:value="20.57" calcext:value-type="currency">
            <text:p>$20.57</text:p>
          </table:table-cell>
          <table:table-cell table:number-columns-repeated="2" table:style-name="ce18" office:value-type="currency" office:currency="USD" office:value="21.1" calcext:value-type="currency">
            <text:p>$21.10</text:p>
          </table:table-cell>
          <table:table-cell table:number-columns-repeated="99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Current Charges</text:p>
          </table:table-cell>
          <table:table-cell table:style-name="ce8" office:value-type="currency" office:currency="USD" office:value="214.46" calcext:value-type="currency">
            <text:p>$214.46</text:p>
          </table:table-cell>
          <table:table-cell table:style-name="ce8" office:value-type="currency" office:currency="USD" office:value="90.37" calcext:value-type="currency">
            <text:p>$90.37</text:p>
          </table:table-cell>
          <table:table-cell table:style-name="ce8" office:value-type="currency" office:currency="USD" office:value="105.52" calcext:value-type="currency">
            <text:p>$105.52</text:p>
          </table:table-cell>
          <table:table-cell table:style-name="ce8" office:value-type="currency" office:currency="USD" office:value="96.08" calcext:value-type="currency">
            <text:p>$96.08</text:p>
          </table:table-cell>
          <table:table-cell table:style-name="ce8" office:value-type="currency" office:currency="USD" office:value="275.08" calcext:value-type="currency">
            <text:p>$275.08</text:p>
          </table:table-cell>
          <table:table-cell table:style-name="ce8" office:value-type="currency" office:currency="USD" office:value="413.14" calcext:value-type="currency">
            <text:p>$413.14</text:p>
          </table:table-cell>
          <table:table-cell table:style-name="ce8" office:value-type="currency" office:currency="USD" office:value="334.57" calcext:value-type="currency">
            <text:p>$334.57</text:p>
          </table:table-cell>
          <table:table-cell office:value-type="float" office:value="475.13" calcext:value-type="float">
            <text:p>475.13</text:p>
          </table:table-cell>
          <table:table-cell table:style-name="ce8" office:value-type="currency" office:currency="USD" office:value="296.06" calcext:value-type="currency">
            <text:p>$296.06</text:p>
          </table:table-cell>
          <table:table-cell table:style-name="ce8" office:value-type="currency" office:currency="USD" office:value="113.97" calcext:value-type="currency">
            <text:p>$113.97</text:p>
          </table:table-cell>
          <table:table-cell table:style-name="ce8" office:value-type="currency" office:currency="USD" office:value="78.83" calcext:value-type="currency">
            <text:p>$78.83</text:p>
          </table:table-cell>
          <table:table-cell table:style-name="ce8" office:value-type="currency" office:currency="USD" office:value="51.4" calcext:value-type="currency">
            <text:p>$51.40</text:p>
          </table:table-cell>
          <table:table-cell table:style-name="ce18" office:value-type="currency" office:currency="USD" office:value="70.7" calcext:value-type="currency">
            <text:p>$70.70</text:p>
          </table:table-cell>
          <table:table-cell table:style-name="ce18" office:value-type="currency" office:currency="USD" office:value="82.17" calcext:value-type="currency">
            <text:p>$82.17</text:p>
          </table:table-cell>
          <table:table-cell table:style-name="ce18" office:value-type="currency" office:currency="USD" office:value="143.05" calcext:value-type="currency">
            <text:p>$143.05</text:p>
          </table:table-cell>
          <table:table-cell table:style-name="ce18" office:value-type="currency" office:currency="USD" office:value="160.29" calcext:value-type="currency">
            <text:p>$160.29</text:p>
          </table:table-cell>
          <table:table-cell table:style-name="ce18" office:value-type="currency" office:currency="USD" office:value="419.87" calcext:value-type="currency">
            <text:p>$419.87</text:p>
          </table:table-cell>
          <table:table-cell table:style-name="ce18" office:value-type="currency" office:currency="USD" office:value="345.06" calcext:value-type="currency">
            <text:p>$345.06</text:p>
          </table:table-cell>
          <table:table-cell table:style-name="ce18" office:value-type="currency" office:currency="USD" office:value="376.52" calcext:value-type="currency">
            <text:p>$376.52</text:p>
          </table:table-cell>
          <table:table-cell table:style-name="ce18" office:value-type="currency" office:currency="USD" office:value="380.97" calcext:value-type="currency">
            <text:p>$380.97</text:p>
          </table:table-cell>
          <table:table-cell table:style-name="ce18" office:value-type="currency" office:currency="USD" office:value="239.52" calcext:value-type="currency">
            <text:p>$239.52</text:p>
          </table:table-cell>
          <table:table-cell table:style-name="ce18" office:value-type="currency" office:currency="USD" office:value="376.19" calcext:value-type="currency">
            <text:p>$376.19</text:p>
          </table:table-cell>
          <table:table-cell table:style-name="ce18" office:value-type="currency" office:currency="USD" office:value="346.2" calcext:value-type="currency">
            <text:p>$346.2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djustment</text:p>
          </table:table-cell>
          <table:table-cell table:number-columns-repeated="12" table:style-name="ce8" office:value-type="currency" office:currency="USD" office:value="0" calcext:value-type="currency">
            <text:p>$0.00</text:p>
          </table:table-cell>
          <table:table-cell table:number-columns-repeated="11" table:style-name="ce18" office:value-type="currency" office:currency="USD" office:value="0" calcext:value-type="currency">
            <text:p>$0.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rrent Charges Due Date</text:p>
          </table:table-cell>
          <table:table-cell table:style-name="ce6" office:value-type="date" office:date-value="2018-12-04" calcext:value-type="date">
            <text:p>12/04/18</text:p>
          </table:table-cell>
          <table:table-cell table:style-name="ce6" office:value-type="date" office:date-value="2018-10-31" calcext:value-type="date">
            <text:p>10/31/18</text:p>
          </table:table-cell>
          <table:table-cell table:style-name="ce6" office:value-type="date" office:date-value="2018-10-07" calcext:value-type="date">
            <text:p>10/07/18</text:p>
          </table:table-cell>
          <table:table-cell table:style-name="ce6" office:value-type="date" office:date-value="2018-08-05" calcext:value-type="date">
            <text:p>08/05/18</text:p>
          </table:table-cell>
          <table:table-cell table:style-name="ce6" office:value-type="date" office:date-value="2018-06-05" calcext:value-type="date">
            <text:p>06/05/18</text:p>
          </table:table-cell>
          <table:table-cell table:style-name="ce6" office:value-type="date" office:date-value="2018-05-02" calcext:value-type="date">
            <text:p>05/02/18</text:p>
          </table:table-cell>
          <table:table-cell table:style-name="ce6" office:value-type="date" office:date-value="2018-04-02" calcext:value-type="date">
            <text:p>04/02/18</text:p>
          </table:table-cell>
          <table:table-cell table:style-name="ce6" office:value-type="date" office:date-value="2018-03-05" calcext:value-type="date">
            <text:p>03/05/18</text:p>
          </table:table-cell>
          <table:table-cell table:style-name="ce6" office:value-type="date" office:date-value="2018-01-02" calcext:value-type="date">
            <text:p>01/02/18</text:p>
          </table:table-cell>
          <table:table-cell table:style-name="ce6" office:value-type="date" office:date-value="2017-12-03" calcext:value-type="date">
            <text:p>12/03/17</text:p>
          </table:table-cell>
          <table:table-cell table:style-name="ce6" office:value-type="date" office:date-value="2017-11-01" calcext:value-type="date">
            <text:p>11/01/17</text:p>
          </table:table-cell>
          <table:table-cell table:style-name="ce6" office:value-type="date" office:date-value="2017-10-04" calcext:value-type="date">
            <text:p>10/04/17</text:p>
          </table:table-cell>
          <table:table-cell table:style-name="ce6" office:value-type="date" office:date-value="2017-09-03" calcext:value-type="date">
            <text:p>09/03/17</text:p>
          </table:table-cell>
          <table:table-cell table:style-name="ce6" office:value-type="date" office:date-value="2017-08-06" calcext:value-type="date">
            <text:p>08/06/17</text:p>
          </table:table-cell>
          <table:table-cell table:style-name="ce6" office:value-type="date" office:date-value="2017-07-03" calcext:value-type="date">
            <text:p>07/03/17</text:p>
          </table:table-cell>
          <table:table-cell table:style-name="ce6" office:value-type="date" office:date-value="2017-05-31" calcext:value-type="date">
            <text:p>05/31/17</text:p>
          </table:table-cell>
          <table:table-cell table:style-name="ce6" office:value-type="date" office:date-value="2017-05-03" calcext:value-type="date">
            <text:p>05/03/17</text:p>
          </table:table-cell>
          <table:table-cell table:style-name="ce6" office:value-type="date" office:date-value="2017-04-02" calcext:value-type="date">
            <text:p>04/02/17</text:p>
          </table:table-cell>
          <table:table-cell table:style-name="ce6" office:value-type="date" office:date-value="2017-03-05" calcext:value-type="date">
            <text:p>03/05/17</text:p>
          </table:table-cell>
          <table:table-cell table:style-name="ce6" office:value-type="date" office:date-value="2017-02-01" calcext:value-type="date">
            <text:p>02/01/17</text:p>
          </table:table-cell>
          <table:table-cell table:style-name="ce6" office:value-type="date" office:date-value="2017-01-03" calcext:value-type="date">
            <text:p>01/03/17</text:p>
          </table:table-cell>
          <table:table-cell table:style-name="ce6" office:value-type="date" office:date-value="2019-02-03" calcext:value-type="date">
            <text:p>02/03/19</text:p>
          </table:table-cell>
          <table:table-cell table:style-name="ce6" office:value-type="date" office:date-value="2019-01-02" calcext:value-type="date">
            <text:p>01/02/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vious Required Payment</text:p>
          </table:table-cell>
          <table:table-cell table:style-name="ce8" office:value-type="currency" office:currency="USD" office:value="195.89" calcext:value-type="currency">
            <text:p>$195.89</text:p>
          </table:table-cell>
          <table:table-cell table:style-name="ce8" office:value-type="currency" office:currency="USD" office:value="105.52" calcext:value-type="currency">
            <text:p>$105.52</text:p>
          </table:table-cell>
          <table:table-cell table:style-name="ce8" office:value-type="currency" office:currency="USD" office:value="91.54" calcext:value-type="currency">
            <text:p>$91.54</text:p>
          </table:table-cell>
          <table:table-cell table:style-name="ce8" office:value-type="currency" office:currency="USD" office:value="140.08" calcext:value-type="currency">
            <text:p>$140.08</text:p>
          </table:table-cell>
          <table:table-cell table:style-name="ce8" office:value-type="currency" office:currency="USD" office:value="413.14" calcext:value-type="currency">
            <text:p>$413.14</text:p>
          </table:table-cell>
          <table:table-cell table:style-name="ce8" office:value-type="currency" office:currency="USD" office:value="334.57" calcext:value-type="currency">
            <text:p>$334.57</text:p>
          </table:table-cell>
          <table:table-cell table:style-name="ce8" office:value-type="currency" office:currency="USD" office:value="475.13" calcext:value-type="currency">
            <text:p>$475.13</text:p>
          </table:table-cell>
          <table:table-cell table:style-name="ce8" office:value-type="currency" office:currency="USD" office:value="474.61" calcext:value-type="currency">
            <text:p>$474.61</text:p>
          </table:table-cell>
          <table:table-cell table:style-name="ce8" office:value-type="currency" office:currency="USD" office:value="112.8" calcext:value-type="currency">
            <text:p>$112.80</text:p>
          </table:table-cell>
          <table:table-cell table:style-name="ce8" office:value-type="currency" office:currency="USD" office:value="78.83" calcext:value-type="currency">
            <text:p>$78.83</text:p>
          </table:table-cell>
          <table:table-cell table:style-name="ce8" office:value-type="currency" office:currency="USD" office:value="51.4" calcext:value-type="currency">
            <text:p>$51.40</text:p>
          </table:table-cell>
          <table:table-cell table:style-name="ce8" office:value-type="currency" office:currency="USD" office:value="70.7" calcext:value-type="currency">
            <text:p>$70.70</text:p>
          </table:table-cell>
          <table:table-cell table:style-name="ce18" office:value-type="currency" office:currency="USD" office:value="82.17" calcext:value-type="currency">
            <text:p>$82.17</text:p>
          </table:table-cell>
          <table:table-cell table:style-name="ce18" office:value-type="currency" office:currency="USD" office:value="143.05" calcext:value-type="currency">
            <text:p>$143.05</text:p>
          </table:table-cell>
          <table:table-cell table:style-name="ce18" office:value-type="currency" office:currency="USD" office:value="160.29" calcext:value-type="currency">
            <text:p>$160.29</text:p>
          </table:table-cell>
          <table:table-cell table:style-name="ce18" office:value-type="currency" office:currency="USD" office:value="419.87" calcext:value-type="currency">
            <text:p>$419.87</text:p>
          </table:table-cell>
          <table:table-cell table:style-name="ce18" office:value-type="currency" office:currency="USD" office:value="345.06" calcext:value-type="currency">
            <text:p>$345.06</text:p>
          </table:table-cell>
          <table:table-cell table:style-name="ce18" office:value-type="currency" office:currency="USD" office:value="134.52" calcext:value-type="currency">
            <text:p>$134.52</text:p>
          </table:table-cell>
          <table:table-cell table:style-name="ce18" office:value-type="currency" office:currency="USD" office:value="620.49" calcext:value-type="currency">
            <text:p>$620.49</text:p>
          </table:table-cell>
          <table:table-cell table:style-name="ce18" office:value-type="currency" office:currency="USD" office:value="239.52" calcext:value-type="currency">
            <text:p>$239.52</text:p>
          </table:table-cell>
          <table:table-cell table:style-name="ce18" office:value-type="currency" office:currency="USD" office:value="128.52" calcext:value-type="currency">
            <text:p>$128.52</text:p>
          </table:table-cell>
          <table:table-cell table:style-name="ce18" office:value-type="currency" office:currency="USD" office:value="346.2" calcext:value-type="currency">
            <text:p>$346.20</text:p>
          </table:table-cell>
          <table:table-cell table:style-name="ce18" office:value-type="currency" office:currency="USD" office:value="108.83" calcext:value-type="currency">
            <text:p>$108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yment Activity</text:p>
          </table:table-cell>
          <table:table-cell office:value-type="string" calcext:value-type="string">
            <text:p>Credit 301.52</text:p>
          </table:table-cell>
          <table:table-cell office:value-type="string" calcext:value-type="string">
            <text:p>Debit 0.00</text:p>
          </table:table-cell>
          <table:table-cell office:value-type="string" calcext:value-type="string">
            <text:p>Credit 91.54</text:p>
          </table:table-cell>
          <table:table-cell office:value-type="string" calcext:value-type="string">
            <text:p>Credit 140.08</text:p>
          </table:table-cell>
          <table:table-cell office:value-type="string" calcext:value-type="string">
            <text:p>Credit 413.14</text:p>
          </table:table-cell>
          <table:table-cell office:value-type="string" calcext:value-type="string">
            <text:p>Credit 334.57</text:p>
          </table:table-cell>
          <table:table-cell office:value-type="string" calcext:value-type="string">
            <text:p>Credit 475.13</text:p>
          </table:table-cell>
          <table:table-cell office:value-type="string" calcext:value-type="string">
            <text:p>Credit 474.61</text:p>
          </table:table-cell>
          <table:table-cell office:value-type="string" calcext:value-type="string">
            <text:p>Credit 112.80</text:p>
          </table:table-cell>
          <table:table-cell office:value-type="string" calcext:value-type="string">
            <text:p>Credit 80.00</text:p>
          </table:table-cell>
          <table:table-cell office:value-type="string" calcext:value-type="string">
            <text:p>Credit 51.40</text:p>
          </table:table-cell>
          <table:table-cell office:value-type="string" calcext:value-type="string">
            <text:p>Credit 70.70</text:p>
          </table:table-cell>
          <table:table-cell office:value-type="string" calcext:value-type="string">
            <text:p>Credit 82.17</text:p>
          </table:table-cell>
          <table:table-cell office:value-type="string" calcext:value-type="string">
            <text:p>Credit 143.05</text:p>
          </table:table-cell>
          <table:table-cell office:value-type="string" calcext:value-type="string">
            <text:p>Credit 160.29</text:p>
          </table:table-cell>
          <table:table-cell office:value-type="string" calcext:value-type="string">
            <text:p>Credit 419.87</text:p>
          </table:table-cell>
          <table:table-cell office:value-type="string" calcext:value-type="string">
            <text:p>Credit 345.06</text:p>
          </table:table-cell>
          <table:table-cell office:value-type="string" calcext:value-type="string">
            <text:p>Credit 134.52</text:p>
          </table:table-cell>
          <table:table-cell office:value-type="string" calcext:value-type="string">
            <text:p>Credit 862.49</text:p>
          </table:table-cell>
          <table:table-cell office:value-type="string" calcext:value-type="string">
            <text:p>Debit 0.00</text:p>
          </table:table-cell>
          <table:table-cell office:value-type="string" calcext:value-type="string">
            <text:p>Credit 128.52</text:p>
          </table:table-cell>
          <table:table-cell office:value-type="string" calcext:value-type="string">
            <text:p>Credit 346.20</text:p>
          </table:table-cell>
          <table:table-cell office:value-type="string" calcext:value-type="string">
            <text:p>Credit 108.83</text:p>
          </table:table-cell>
          <table:table-cell table:number-columns-repeated="999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>
        <table:table-column table:style-name="co1" table:number-columns-repeated="6" table:default-cell-style-name="ce1"/>
        <table:table-column table:style-name="co3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formula="of:=TRANSPOSE([Sheet1.A1:.C15])" office:value-type="string" office:string-value="Date" calcext:value-type="string">
            <text:p>Date</text:p>
          </table:table-cell>
          <table:table-cell table:formula="of:=TRANSPOSE([Sheet1.B1:.D15])" office:value-type="string" office:string-value="Type" calcext:value-type="string">
            <text:p>Type</text:p>
          </table:table-cell>
          <table:table-cell table:formula="of:=TRANSPOSE([Sheet1.C1:.E15])" office:value-type="string" office:string-value="Due Date" calcext:value-type="string">
            <text:p>Due Date</text:p>
          </table:table-cell>
          <table:table-cell table:formula="of:=TRANSPOSE([Sheet1.D1:.F15])" office:value-type="string" office:string-value="Amount" calcext:value-type="string">
            <text:p>Amount</text:p>
          </table:table-cell>
          <table:table-cell table:formula="of:=TRANSPOSE([Sheet1.E1:.G15])" office:value-type="string" office:string-value="Balance" calcext:value-type="string">
            <text:p>Balance</text:p>
          </table:table-cell>
          <table:table-cell table:formula="of:=TRANSPOSE([Sheet1.F1:.H15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2:.C16])" office:value-type="float" office:value="43411" calcext:value-type="float">
            <text:p>43411</text:p>
          </table:table-cell>
          <table:table-cell table:formula="of:=TRANSPOSE([Sheet1.B2:.D16])" office:value-type="string" office:string-value="Bill Print Nov 7" calcext:value-type="string">
            <text:p>Bill Print Nov 7</text:p>
          </table:table-cell>
          <table:table-cell table:formula="of:=TRANSPOSE([Sheet1.C2:.E16])" office:value-type="float" office:value="43438" calcext:value-type="float">
            <text:p>43438</text:p>
          </table:table-cell>
          <table:table-cell table:formula="of:=TRANSPOSE([Sheet1.D2:.F16])" office:value-type="float" office:value="214.46" calcext:value-type="float">
            <text:p>214.46</text:p>
          </table:table-cell>
          <table:table-cell table:formula="of:=TRANSPOSE([Sheet1.E2:.G16])" office:value-type="float" office:value="108.83" calcext:value-type="float">
            <text:p>108.83</text:p>
          </table:table-cell>
          <table:table-cell table:formula="of:=TRANSPOSE([Sheet1.F2:.H16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3:.C17])" office:value-type="float" office:value="43389" calcext:value-type="float">
            <text:p>43389</text:p>
          </table:table-cell>
          <table:table-cell table:formula="of:=TRANSPOSE([Sheet1.B3:.D17])" office:value-type="string" office:string-value="Ebox Utility Payment ME - ACHME" calcext:value-type="string">
            <text:p>Ebox Utility Payment ME - ACHME</text:p>
          </table:table-cell>
          <table:table-cell table:formula="of:=TRANSPOSE([Sheet1.C3:.E17])" office:value-type="float" office:value="0" calcext:value-type="float">
            <text:p/>
          </table:table-cell>
          <table:table-cell table:formula="of:=TRANSPOSE([Sheet1.D3:.F17])" office:value-type="float" office:value="-196" calcext:value-type="float">
            <text:p>-196</text:p>
          </table:table-cell>
          <table:table-cell table:formula="of:=TRANSPOSE([Sheet1.E3:.G17])" office:value-type="float" office:value="-105.63" calcext:value-type="float">
            <text:p>-105.63</text:p>
          </table:table-cell>
          <table:table-cell table:formula="of:=TRANSPOSE([Sheet1.F3:.H17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4:.C18])" office:value-type="float" office:value="43377" calcext:value-type="float">
            <text:p>43377</text:p>
          </table:table-cell>
          <table:table-cell table:formula="of:=TRANSPOSE([Sheet1.B4:.D18])" office:value-type="string" office:string-value="Ebox Utility Payment ME - ACHME" calcext:value-type="string">
            <text:p>Ebox Utility Payment ME - ACHME</text:p>
          </table:table-cell>
          <table:table-cell table:formula="of:=TRANSPOSE([Sheet1.C4:.E18])" office:value-type="float" office:value="0" calcext:value-type="float">
            <text:p/>
          </table:table-cell>
          <table:table-cell table:formula="of:=TRANSPOSE([Sheet1.D4:.F18])" office:value-type="float" office:value="-105.52" calcext:value-type="float">
            <text:p>-105.52</text:p>
          </table:table-cell>
          <table:table-cell table:formula="of:=TRANSPOSE([Sheet1.E4:.G18])" office:value-type="float" office:value="90.37" calcext:value-type="float">
            <text:p>90.37</text:p>
          </table:table-cell>
          <table:table-cell table:formula="of:=TRANSPOSE([Sheet1.F4:.H18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5:.C19])" office:value-type="float" office:value="43377" calcext:value-type="float">
            <text:p>43377</text:p>
          </table:table-cell>
          <table:table-cell table:formula="of:=TRANSPOSE([Sheet1.B5:.D19])" office:value-type="string" office:string-value="Bill Print Oct 4" calcext:value-type="string">
            <text:p>Bill Print Oct 4</text:p>
          </table:table-cell>
          <table:table-cell table:formula="of:=TRANSPOSE([Sheet1.C5:.E19])" office:value-type="float" office:value="43404" calcext:value-type="float">
            <text:p>43404</text:p>
          </table:table-cell>
          <table:table-cell table:formula="of:=TRANSPOSE([Sheet1.D5:.F19])" office:value-type="float" office:value="90.37" calcext:value-type="float">
            <text:p>90.37</text:p>
          </table:table-cell>
          <table:table-cell table:formula="of:=TRANSPOSE([Sheet1.E5:.G19])" office:value-type="float" office:value="195.89" calcext:value-type="float">
            <text:p>195.89</text:p>
          </table:table-cell>
          <table:table-cell table:formula="of:=TRANSPOSE([Sheet1.F5:.H19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6:.C20])" office:value-type="float" office:value="43353" calcext:value-type="float">
            <text:p>43353</text:p>
          </table:table-cell>
          <table:table-cell table:formula="of:=TRANSPOSE([Sheet1.B6:.D20])" office:value-type="string" office:string-value="Bill Print Sep 10" calcext:value-type="string">
            <text:p>Bill Print Sep 10</text:p>
          </table:table-cell>
          <table:table-cell table:formula="of:=TRANSPOSE([Sheet1.C6:.E20])" office:value-type="float" office:value="43380" calcext:value-type="float">
            <text:p>43380</text:p>
          </table:table-cell>
          <table:table-cell table:formula="of:=TRANSPOSE([Sheet1.D6:.F20])" office:value-type="float" office:value="105.52" calcext:value-type="float">
            <text:p>105.52</text:p>
          </table:table-cell>
          <table:table-cell table:formula="of:=TRANSPOSE([Sheet1.E6:.G20])" office:value-type="float" office:value="105.52" calcext:value-type="float">
            <text:p>105.52</text:p>
          </table:table-cell>
          <table:table-cell table:formula="of:=TRANSPOSE([Sheet1.F6:.H20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7:.C21])" office:value-type="float" office:value="43327" calcext:value-type="float">
            <text:p>43327</text:p>
          </table:table-cell>
          <table:table-cell table:formula="of:=TRANSPOSE([Sheet1.B7:.D21])" office:value-type="string" office:string-value="Ebox Utility Payment ME - ACHME" calcext:value-type="string">
            <text:p>Ebox Utility Payment ME - ACHME</text:p>
          </table:table-cell>
          <table:table-cell table:formula="of:=TRANSPOSE([Sheet1.C7:.E21])" office:value-type="float" office:value="0" calcext:value-type="float">
            <text:p/>
          </table:table-cell>
          <table:table-cell table:formula="of:=TRANSPOSE([Sheet1.D7:.F21])" office:value-type="float" office:value="-91.54" calcext:value-type="float">
            <text:p>-91.54</text:p>
          </table:table-cell>
          <table:table-cell table:formula="of:=TRANSPOSE([Sheet1.E7:.G21])" office:value-type="float" office:value="0" calcext:value-type="float">
            <text:p>0</text:p>
          </table:table-cell>
          <table:table-cell table:formula="of:=TRANSPOSE([Sheet1.F7:.H21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8:.C22])" office:value-type="float" office:value="43318" calcext:value-type="float">
            <text:p>43318</text:p>
          </table:table-cell>
          <table:table-cell table:formula="of:=TRANSPOSE([Sheet1.B8:.D22])" office:value-type="string" office:string-value="Bill Print Aug 6" calcext:value-type="string">
            <text:p>Bill Print Aug 6</text:p>
          </table:table-cell>
          <table:table-cell table:formula="of:=TRANSPOSE([Sheet1.C8:.E22])" office:value-type="float" office:value="43345" calcext:value-type="float">
            <text:p>43345</text:p>
          </table:table-cell>
          <table:table-cell table:formula="of:=TRANSPOSE([Sheet1.D8:.F22])" office:value-type="float" office:value="91.54" calcext:value-type="float">
            <text:p>91.54</text:p>
          </table:table-cell>
          <table:table-cell table:formula="of:=TRANSPOSE([Sheet1.E8:.G22])" office:value-type="float" office:value="91.54" calcext:value-type="float">
            <text:p>91.54</text:p>
          </table:table-cell>
          <table:table-cell table:formula="of:=TRANSPOSE([Sheet1.F8:.H22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9:.C23])" office:value-type="float" office:value="43300" calcext:value-type="float">
            <text:p>43300</text:p>
          </table:table-cell>
          <table:table-cell table:formula="of:=TRANSPOSE([Sheet1.B9:.D23])" office:value-type="string" office:string-value="Ebox Utility Payment ME - ACHME" calcext:value-type="string">
            <text:p>Ebox Utility Payment ME - ACHME</text:p>
          </table:table-cell>
          <table:table-cell table:formula="of:=TRANSPOSE([Sheet1.C9:.E23])" office:value-type="float" office:value="0" calcext:value-type="float">
            <text:p/>
          </table:table-cell>
          <table:table-cell table:formula="of:=TRANSPOSE([Sheet1.D9:.F23])" office:value-type="float" office:value="-96.08" calcext:value-type="float">
            <text:p>-96.08</text:p>
          </table:table-cell>
          <table:table-cell table:formula="of:=TRANSPOSE([Sheet1.E9:.G23])" office:value-type="float" office:value="0" calcext:value-type="float">
            <text:p>0</text:p>
          </table:table-cell>
          <table:table-cell table:formula="of:=TRANSPOSE([Sheet1.F9:.H23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10:.C24])" office:value-type="float" office:value="43290" calcext:value-type="float">
            <text:p>43290</text:p>
          </table:table-cell>
          <table:table-cell table:formula="of:=TRANSPOSE([Sheet1.B10:.D24])" office:value-type="string" office:string-value="Bill Print Jul 9" calcext:value-type="string">
            <text:p>Bill Print Jul 9</text:p>
          </table:table-cell>
          <table:table-cell table:formula="of:=TRANSPOSE([Sheet1.C10:.E24])" office:value-type="float" office:value="43317" calcext:value-type="float">
            <text:p>43317</text:p>
          </table:table-cell>
          <table:table-cell table:formula="of:=TRANSPOSE([Sheet1.D10:.F24])" office:value-type="float" office:value="96.08" calcext:value-type="float">
            <text:p>96.08</text:p>
          </table:table-cell>
          <table:table-cell table:formula="of:=TRANSPOSE([Sheet1.E10:.G24])" office:value-type="float" office:value="96.08" calcext:value-type="float">
            <text:p>96.08</text:p>
          </table:table-cell>
          <table:table-cell table:formula="of:=TRANSPOSE([Sheet1.F10:.H24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11:.C25])" office:value-type="float" office:value="43280" calcext:value-type="float">
            <text:p>43280</text:p>
          </table:table-cell>
          <table:table-cell table:formula="of:=TRANSPOSE([Sheet1.B11:.D25])" office:value-type="string" office:string-value="Ebox Utility Payment ME - ACHME" calcext:value-type="string">
            <text:p>Ebox Utility Payment ME - ACHME</text:p>
          </table:table-cell>
          <table:table-cell table:formula="of:=TRANSPOSE([Sheet1.C11:.E25])" office:value-type="float" office:value="0" calcext:value-type="float">
            <text:p/>
          </table:table-cell>
          <table:table-cell table:formula="of:=TRANSPOSE([Sheet1.D11:.F25])" office:value-type="float" office:value="-140.08" calcext:value-type="float">
            <text:p>-140.08</text:p>
          </table:table-cell>
          <table:table-cell table:formula="of:=TRANSPOSE([Sheet1.E11:.G25])" office:value-type="float" office:value="0" calcext:value-type="float">
            <text:p>0</text:p>
          </table:table-cell>
          <table:table-cell table:formula="of:=TRANSPOSE([Sheet1.F11:.H25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12:.C26])" office:value-type="float" office:value="43257" calcext:value-type="float">
            <text:p>43257</text:p>
          </table:table-cell>
          <table:table-cell table:formula="of:=TRANSPOSE([Sheet1.B12:.D26])" office:value-type="string" office:string-value="Bill Print Jun 6" calcext:value-type="string">
            <text:p>Bill Print Jun 6</text:p>
          </table:table-cell>
          <table:table-cell table:formula="of:=TRANSPOSE([Sheet1.C12:.E26])" office:value-type="float" office:value="43284" calcext:value-type="float">
            <text:p>43284</text:p>
          </table:table-cell>
          <table:table-cell table:formula="of:=TRANSPOSE([Sheet1.D12:.F26])" office:value-type="float" office:value="140.08" calcext:value-type="float">
            <text:p>140.08</text:p>
          </table:table-cell>
          <table:table-cell table:formula="of:=TRANSPOSE([Sheet1.E12:.G26])" office:value-type="float" office:value="140.08" calcext:value-type="float">
            <text:p>140.08</text:p>
          </table:table-cell>
          <table:table-cell table:formula="of:=TRANSPOSE([Sheet1.F12:.H26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13:.C27])" office:value-type="float" office:value="43241" calcext:value-type="float">
            <text:p>43241</text:p>
          </table:table-cell>
          <table:table-cell table:formula="of:=TRANSPOSE([Sheet1.B13:.D27])" office:value-type="string" office:string-value="Ebox Utility Payment ME - ACHME" calcext:value-type="string">
            <text:p>Ebox Utility Payment ME - ACHME</text:p>
          </table:table-cell>
          <table:table-cell table:formula="of:=TRANSPOSE([Sheet1.C13:.E27])" office:value-type="float" office:value="0" calcext:value-type="float">
            <text:p/>
          </table:table-cell>
          <table:table-cell table:formula="of:=TRANSPOSE([Sheet1.D13:.F27])" office:value-type="float" office:value="-275.08" calcext:value-type="float">
            <text:p>-275.08</text:p>
          </table:table-cell>
          <table:table-cell table:formula="of:=TRANSPOSE([Sheet1.E13:.G27])" office:value-type="float" office:value="0" calcext:value-type="float">
            <text:p>0</text:p>
          </table:table-cell>
          <table:table-cell table:formula="of:=TRANSPOSE([Sheet1.F13:.H27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14:.C28])" office:value-type="float" office:value="43229" calcext:value-type="float">
            <text:p>43229</text:p>
          </table:table-cell>
          <table:table-cell table:formula="of:=TRANSPOSE([Sheet1.B14:.D28])" office:value-type="string" office:string-value="Bill Print May 9" calcext:value-type="string">
            <text:p>Bill Print May 9</text:p>
          </table:table-cell>
          <table:table-cell table:formula="of:=TRANSPOSE([Sheet1.C14:.E28])" office:value-type="float" office:value="43256" calcext:value-type="float">
            <text:p>43256</text:p>
          </table:table-cell>
          <table:table-cell table:formula="of:=TRANSPOSE([Sheet1.D14:.F28])" office:value-type="float" office:value="275.08" calcext:value-type="float">
            <text:p>275.08</text:p>
          </table:table-cell>
          <table:table-cell table:formula="of:=TRANSPOSE([Sheet1.E14:.G28])" office:value-type="float" office:value="275.08" calcext:value-type="float">
            <text:p>275.08</text:p>
          </table:table-cell>
          <table:table-cell table:formula="of:=TRANSPOSE([Sheet1.F14:.H28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15:.C29])" office:value-type="float" office:value="43207" calcext:value-type="float">
            <text:p>43207</text:p>
          </table:table-cell>
          <table:table-cell table:formula="of:=TRANSPOSE([Sheet1.B15:.D29])" office:value-type="string" office:string-value="Ebox Utility Payment ME - ACHME" calcext:value-type="string">
            <text:p>Ebox Utility Payment ME - ACHME</text:p>
          </table:table-cell>
          <table:table-cell table:formula="of:=TRANSPOSE([Sheet1.C15:.E29])" office:value-type="float" office:value="0" calcext:value-type="float">
            <text:p/>
          </table:table-cell>
          <table:table-cell table:formula="of:=TRANSPOSE([Sheet1.D15:.F29])" office:value-type="float" office:value="-413.14" calcext:value-type="float">
            <text:p>-413.14</text:p>
          </table:table-cell>
          <table:table-cell table:formula="of:=TRANSPOSE([Sheet1.E15:.G29])" office:value-type="float" office:value="0" calcext:value-type="float">
            <text:p>0</text:p>
          </table:table-cell>
          <table:table-cell table:formula="of:=TRANSPOSE([Sheet1.F15:.H29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16:.C30])" office:value-type="float" office:value="43195" calcext:value-type="float">
            <text:p>43195</text:p>
          </table:table-cell>
          <table:table-cell table:formula="of:=TRANSPOSE([Sheet1.B16:.D30])" office:value-type="string" office:string-value="Bill Print Apr 5" calcext:value-type="string">
            <text:p>Bill Print Apr 5</text:p>
          </table:table-cell>
          <table:table-cell table:formula="of:=TRANSPOSE([Sheet1.C16:.E30])" office:value-type="float" office:value="43222" calcext:value-type="float">
            <text:p>43222</text:p>
          </table:table-cell>
          <table:table-cell table:formula="of:=TRANSPOSE([Sheet1.D16:.F30])" office:value-type="float" office:value="413.14" calcext:value-type="float">
            <text:p>413.14</text:p>
          </table:table-cell>
          <table:table-cell table:formula="of:=TRANSPOSE([Sheet1.E16:.G30])" office:value-type="float" office:value="413.14" calcext:value-type="float">
            <text:p>413.14</text:p>
          </table:table-cell>
          <table:table-cell table:formula="of:=TRANSPOSE([Sheet1.F16:.H30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17:.C31])" office:value-type="float" office:value="43181" calcext:value-type="float">
            <text:p>43181</text:p>
          </table:table-cell>
          <table:table-cell table:formula="of:=TRANSPOSE([Sheet1.B17:.D31])" office:value-type="string" office:string-value="Ebox Utility Payment ME - ACHME" calcext:value-type="string">
            <text:p>Ebox Utility Payment ME - ACHME</text:p>
          </table:table-cell>
          <table:table-cell table:formula="of:=TRANSPOSE([Sheet1.C17:.E31])" office:value-type="float" office:value="0" calcext:value-type="float">
            <text:p/>
          </table:table-cell>
          <table:table-cell table:formula="of:=TRANSPOSE([Sheet1.D17:.F31])" office:value-type="float" office:value="-334.57" calcext:value-type="float">
            <text:p>-334.57</text:p>
          </table:table-cell>
          <table:table-cell table:formula="of:=TRANSPOSE([Sheet1.E17:.G31])" office:value-type="float" office:value="0" calcext:value-type="float">
            <text:p>0</text:p>
          </table:table-cell>
          <table:table-cell table:formula="of:=TRANSPOSE([Sheet1.F17:.H31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18:.C32])" office:value-type="float" office:value="43165" calcext:value-type="float">
            <text:p>43165</text:p>
          </table:table-cell>
          <table:table-cell table:formula="of:=TRANSPOSE([Sheet1.B18:.D32])" office:value-type="string" office:string-value="Bill Print Mar 6" calcext:value-type="string">
            <text:p>Bill Print Mar 6</text:p>
          </table:table-cell>
          <table:table-cell table:formula="of:=TRANSPOSE([Sheet1.C18:.E32])" office:value-type="float" office:value="43192" calcext:value-type="float">
            <text:p>43192</text:p>
          </table:table-cell>
          <table:table-cell table:formula="of:=TRANSPOSE([Sheet1.D18:.F32])" office:value-type="float" office:value="334.57" calcext:value-type="float">
            <text:p>334.57</text:p>
          </table:table-cell>
          <table:table-cell table:formula="of:=TRANSPOSE([Sheet1.E18:.G32])" office:value-type="float" office:value="334.57" calcext:value-type="float">
            <text:p>334.57</text:p>
          </table:table-cell>
          <table:table-cell table:formula="of:=TRANSPOSE([Sheet1.F18:.H32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19:.C33])" office:value-type="float" office:value="43145" calcext:value-type="float">
            <text:p>43145</text:p>
          </table:table-cell>
          <table:table-cell table:formula="of:=TRANSPOSE([Sheet1.B19:.D33])" office:value-type="string" office:string-value="Ebox Utility Payment ME - ACHME" calcext:value-type="string">
            <text:p>Ebox Utility Payment ME - ACHME</text:p>
          </table:table-cell>
          <table:table-cell table:formula="of:=TRANSPOSE([Sheet1.C19:.E33])" office:value-type="float" office:value="0" calcext:value-type="float">
            <text:p/>
          </table:table-cell>
          <table:table-cell table:formula="of:=TRANSPOSE([Sheet1.D19:.F33])" office:value-type="float" office:value="-475.13" calcext:value-type="float">
            <text:p>-475.13</text:p>
          </table:table-cell>
          <table:table-cell table:formula="of:=TRANSPOSE([Sheet1.E19:.G33])" office:value-type="float" office:value="0" calcext:value-type="float">
            <text:p>0</text:p>
          </table:table-cell>
          <table:table-cell table:formula="of:=TRANSPOSE([Sheet1.F19:.H33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20:.C34])" office:value-type="float" office:value="43137" calcext:value-type="float">
            <text:p>43137</text:p>
          </table:table-cell>
          <table:table-cell table:formula="of:=TRANSPOSE([Sheet1.B20:.D34])" office:value-type="string" office:string-value="Bill Print Feb 6" calcext:value-type="string">
            <text:p>Bill Print Feb 6</text:p>
          </table:table-cell>
          <table:table-cell table:formula="of:=TRANSPOSE([Sheet1.C20:.E34])" office:value-type="float" office:value="43164" calcext:value-type="float">
            <text:p>43164</text:p>
          </table:table-cell>
          <table:table-cell table:formula="of:=TRANSPOSE([Sheet1.D20:.F34])" office:value-type="float" office:value="475.13" calcext:value-type="float">
            <text:p>475.13</text:p>
          </table:table-cell>
          <table:table-cell table:formula="of:=TRANSPOSE([Sheet1.E20:.G34])" office:value-type="float" office:value="475.13" calcext:value-type="float">
            <text:p>475.13</text:p>
          </table:table-cell>
          <table:table-cell table:formula="of:=TRANSPOSE([Sheet1.F20:.H34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21:.C35])" office:value-type="float" office:value="43130" calcext:value-type="float">
            <text:p>43130</text:p>
          </table:table-cell>
          <table:table-cell table:formula="of:=TRANSPOSE([Sheet1.B21:.D35])" office:value-type="string" office:string-value="Ebox Utility Payment ME - ACHME" calcext:value-type="string">
            <text:p>Ebox Utility Payment ME - ACHME</text:p>
          </table:table-cell>
          <table:table-cell table:formula="of:=TRANSPOSE([Sheet1.C21:.E35])" office:value-type="float" office:value="0" calcext:value-type="float">
            <text:p/>
          </table:table-cell>
          <table:table-cell table:formula="of:=TRANSPOSE([Sheet1.D21:.F35])" office:value-type="float" office:value="-474.61" calcext:value-type="float">
            <text:p>-474.61</text:p>
          </table:table-cell>
          <table:table-cell table:formula="of:=TRANSPOSE([Sheet1.E21:.G35])" office:value-type="float" office:value="0" calcext:value-type="float">
            <text:p>0</text:p>
          </table:table-cell>
          <table:table-cell table:formula="of:=TRANSPOSE([Sheet1.F21:.H35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22:.C36])" office:value-type="float" office:value="43104" calcext:value-type="float">
            <text:p>43104</text:p>
          </table:table-cell>
          <table:table-cell table:formula="of:=TRANSPOSE([Sheet1.B22:.D36])" office:value-type="string" office:string-value="Bill Print Jan 4" calcext:value-type="string">
            <text:p>Bill Print Jan 4</text:p>
          </table:table-cell>
          <table:table-cell table:formula="of:=TRANSPOSE([Sheet1.C22:.E36])" office:value-type="float" office:value="43131" calcext:value-type="float">
            <text:p>43131</text:p>
          </table:table-cell>
          <table:table-cell table:formula="of:=TRANSPOSE([Sheet1.D22:.F36])" office:value-type="float" office:value="474.61" calcext:value-type="float">
            <text:p>474.61</text:p>
          </table:table-cell>
          <table:table-cell table:formula="of:=TRANSPOSE([Sheet1.E22:.G36])" office:value-type="float" office:value="474.61" calcext:value-type="float">
            <text:p>474.61</text:p>
          </table:table-cell>
          <table:table-cell table:formula="of:=TRANSPOSE([Sheet1.F22:.H36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23:.C37])" office:value-type="float" office:value="43088" calcext:value-type="float">
            <text:p>43088</text:p>
          </table:table-cell>
          <table:table-cell table:formula="of:=TRANSPOSE([Sheet1.B23:.D37])" office:value-type="string" office:string-value="Ebox Utility Payment ME - ACHME" calcext:value-type="string">
            <text:p>Ebox Utility Payment ME - ACHME</text:p>
          </table:table-cell>
          <table:table-cell table:formula="of:=TRANSPOSE([Sheet1.C23:.E37])" office:value-type="float" office:value="0" calcext:value-type="float">
            <text:p/>
          </table:table-cell>
          <table:table-cell table:formula="of:=TRANSPOSE([Sheet1.D23:.F37])" office:value-type="float" office:value="-296.06" calcext:value-type="float">
            <text:p>-296.06</text:p>
          </table:table-cell>
          <table:table-cell table:formula="of:=TRANSPOSE([Sheet1.E23:.G37])" office:value-type="float" office:value="0" calcext:value-type="float">
            <text:p>0</text:p>
          </table:table-cell>
          <table:table-cell table:formula="of:=TRANSPOSE([Sheet1.F23:.H37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24:.C38])" office:value-type="float" office:value="43075" calcext:value-type="float">
            <text:p>43075</text:p>
          </table:table-cell>
          <table:table-cell table:formula="of:=TRANSPOSE([Sheet1.B24:.D38])" office:value-type="string" office:string-value="Bill Print Dec 6" calcext:value-type="string">
            <text:p>Bill Print Dec 6</text:p>
          </table:table-cell>
          <table:table-cell table:formula="of:=TRANSPOSE([Sheet1.C24:.E38])" office:value-type="float" office:value="43102" calcext:value-type="float">
            <text:p>43102</text:p>
          </table:table-cell>
          <table:table-cell table:formula="of:=TRANSPOSE([Sheet1.D24:.F38])" office:value-type="float" office:value="296.06" calcext:value-type="float">
            <text:p>296.06</text:p>
          </table:table-cell>
          <table:table-cell table:formula="of:=TRANSPOSE([Sheet1.E24:.G38])" office:value-type="float" office:value="296.06" calcext:value-type="float">
            <text:p>296.06</text:p>
          </table:table-cell>
          <table:table-cell table:formula="of:=TRANSPOSE([Sheet1.F24:.H38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25:.C39])" office:value-type="float" office:value="43054" calcext:value-type="float">
            <text:p>43054</text:p>
          </table:table-cell>
          <table:table-cell table:formula="of:=TRANSPOSE([Sheet1.B25:.D39])" office:value-type="string" office:string-value="Ebox Utility Payment ME - ACHME" calcext:value-type="string">
            <text:p>Ebox Utility Payment ME - ACHME</text:p>
          </table:table-cell>
          <table:table-cell table:formula="of:=TRANSPOSE([Sheet1.C25:.E39])" office:value-type="float" office:value="0" calcext:value-type="float">
            <text:p/>
          </table:table-cell>
          <table:table-cell table:formula="of:=TRANSPOSE([Sheet1.D25:.F39])" office:value-type="float" office:value="-112.8" calcext:value-type="float">
            <text:p>-112.8</text:p>
          </table:table-cell>
          <table:table-cell table:formula="of:=TRANSPOSE([Sheet1.E25:.G39])" office:value-type="float" office:value="0" calcext:value-type="float">
            <text:p>0</text:p>
          </table:table-cell>
          <table:table-cell table:formula="of:=TRANSPOSE([Sheet1.F25:.H39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26:.C40])" office:value-type="float" office:value="43045" calcext:value-type="float">
            <text:p>43045</text:p>
          </table:table-cell>
          <table:table-cell table:formula="of:=TRANSPOSE([Sheet1.B26:.D40])" office:value-type="string" office:string-value="Bill Print Nov 6" calcext:value-type="string">
            <text:p>Bill Print Nov 6</text:p>
          </table:table-cell>
          <table:table-cell table:formula="of:=TRANSPOSE([Sheet1.C26:.E40])" office:value-type="float" office:value="43072" calcext:value-type="float">
            <text:p>43072</text:p>
          </table:table-cell>
          <table:table-cell table:formula="of:=TRANSPOSE([Sheet1.D26:.F40])" office:value-type="float" office:value="113.97" calcext:value-type="float">
            <text:p>113.97</text:p>
          </table:table-cell>
          <table:table-cell table:formula="of:=TRANSPOSE([Sheet1.E26:.G40])" office:value-type="float" office:value="112.8" calcext:value-type="float">
            <text:p>112.8</text:p>
          </table:table-cell>
          <table:table-cell table:formula="of:=TRANSPOSE([Sheet1.F26:.H40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27:.C41])" office:value-type="float" office:value="43038" calcext:value-type="float">
            <text:p>43038</text:p>
          </table:table-cell>
          <table:table-cell table:formula="of:=TRANSPOSE([Sheet1.B27:.D41])" office:value-type="string" office:string-value="Ebox Utility Payment ME - ACHME" calcext:value-type="string">
            <text:p>Ebox Utility Payment ME - ACHME</text:p>
          </table:table-cell>
          <table:table-cell table:formula="of:=TRANSPOSE([Sheet1.C27:.E41])" office:value-type="float" office:value="0" calcext:value-type="float">
            <text:p/>
          </table:table-cell>
          <table:table-cell table:formula="of:=TRANSPOSE([Sheet1.D27:.F41])" office:value-type="float" office:value="-80" calcext:value-type="float">
            <text:p>-80</text:p>
          </table:table-cell>
          <table:table-cell table:formula="of:=TRANSPOSE([Sheet1.E27:.G41])" office:value-type="float" office:value="-1.17" calcext:value-type="float">
            <text:p>-1.17</text:p>
          </table:table-cell>
          <table:table-cell table:formula="of:=TRANSPOSE([Sheet1.F27:.H41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28:.C42])" office:value-type="float" office:value="43013" calcext:value-type="float">
            <text:p>43013</text:p>
          </table:table-cell>
          <table:table-cell table:formula="of:=TRANSPOSE([Sheet1.B28:.D42])" office:value-type="string" office:string-value="Bill Print Oct 5" calcext:value-type="string">
            <text:p>Bill Print Oct 5</text:p>
          </table:table-cell>
          <table:table-cell table:formula="of:=TRANSPOSE([Sheet1.C28:.E42])" office:value-type="float" office:value="43052" calcext:value-type="float">
            <text:p>43052</text:p>
          </table:table-cell>
          <table:table-cell table:formula="of:=TRANSPOSE([Sheet1.D28:.F42])" office:value-type="float" office:value="78.83" calcext:value-type="float">
            <text:p>78.83</text:p>
          </table:table-cell>
          <table:table-cell table:formula="of:=TRANSPOSE([Sheet1.E28:.G42])" office:value-type="float" office:value="78.83" calcext:value-type="float">
            <text:p>78.83</text:p>
          </table:table-cell>
          <table:table-cell table:formula="of:=TRANSPOSE([Sheet1.F28:.H42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29:.C43])" office:value-type="float" office:value="42997" calcext:value-type="float">
            <text:p>42997</text:p>
          </table:table-cell>
          <table:table-cell table:formula="of:=TRANSPOSE([Sheet1.B29:.D43])" office:value-type="string" office:string-value="Ebox Utility Payment ME - ACHME" calcext:value-type="string">
            <text:p>Ebox Utility Payment ME - ACHME</text:p>
          </table:table-cell>
          <table:table-cell table:formula="of:=TRANSPOSE([Sheet1.C29:.E43])" office:value-type="float" office:value="0" calcext:value-type="float">
            <text:p/>
          </table:table-cell>
          <table:table-cell table:formula="of:=TRANSPOSE([Sheet1.D29:.F43])" office:value-type="float" office:value="-51.4" calcext:value-type="float">
            <text:p>-51.4</text:p>
          </table:table-cell>
          <table:table-cell table:formula="of:=TRANSPOSE([Sheet1.E29:.G43])" office:value-type="float" office:value="0" calcext:value-type="float">
            <text:p>0</text:p>
          </table:table-cell>
          <table:table-cell table:formula="of:=TRANSPOSE([Sheet1.F29:.H43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30:.C44])" office:value-type="float" office:value="42985" calcext:value-type="float">
            <text:p>42985</text:p>
          </table:table-cell>
          <table:table-cell table:formula="of:=TRANSPOSE([Sheet1.B30:.D44])" office:value-type="string" office:string-value="Bill Print Sep 7" calcext:value-type="string">
            <text:p>Bill Print Sep 7</text:p>
          </table:table-cell>
          <table:table-cell table:formula="of:=TRANSPOSE([Sheet1.C30:.E44])" office:value-type="float" office:value="43012" calcext:value-type="float">
            <text:p>43012</text:p>
          </table:table-cell>
          <table:table-cell table:formula="of:=TRANSPOSE([Sheet1.D30:.F44])" office:value-type="float" office:value="51.4" calcext:value-type="float">
            <text:p>51.4</text:p>
          </table:table-cell>
          <table:table-cell table:formula="of:=TRANSPOSE([Sheet1.E30:.G44])" office:value-type="float" office:value="51.4" calcext:value-type="float">
            <text:p>51.4</text:p>
          </table:table-cell>
          <table:table-cell table:formula="of:=TRANSPOSE([Sheet1.F30:.H44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31:.C45])" office:value-type="float" office:value="42970" calcext:value-type="float">
            <text:p>42970</text:p>
          </table:table-cell>
          <table:table-cell table:formula="of:=TRANSPOSE([Sheet1.B31:.D45])" office:value-type="string" office:string-value="Ebox Utility Payment ME" calcext:value-type="string">
            <text:p>Ebox Utility Payment ME</text:p>
          </table:table-cell>
          <table:table-cell table:formula="of:=TRANSPOSE([Sheet1.C31:.E45])" office:value-type="float" office:value="0" calcext:value-type="float">
            <text:p/>
          </table:table-cell>
          <table:table-cell table:formula="of:=TRANSPOSE([Sheet1.D31:.F45])" office:value-type="float" office:value="-70.7" calcext:value-type="float">
            <text:p>-70.7</text:p>
          </table:table-cell>
          <table:table-cell table:formula="of:=TRANSPOSE([Sheet1.E31:.G45])" office:value-type="float" office:value="0" calcext:value-type="float">
            <text:p>0</text:p>
          </table:table-cell>
          <table:table-cell table:formula="of:=TRANSPOSE([Sheet1.F31:.H45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32:.C46])" office:value-type="float" office:value="42954" calcext:value-type="float">
            <text:p>42954</text:p>
          </table:table-cell>
          <table:table-cell table:formula="of:=TRANSPOSE([Sheet1.B32:.D46])" office:value-type="string" office:string-value="Bill Print Aug 7" calcext:value-type="string">
            <text:p>Bill Print Aug 7</text:p>
          </table:table-cell>
          <table:table-cell table:formula="of:=TRANSPOSE([Sheet1.C32:.E46])" office:value-type="float" office:value="42981" calcext:value-type="float">
            <text:p>42981</text:p>
          </table:table-cell>
          <table:table-cell table:formula="of:=TRANSPOSE([Sheet1.D32:.F46])" office:value-type="float" office:value="70.7" calcext:value-type="float">
            <text:p>70.7</text:p>
          </table:table-cell>
          <table:table-cell table:formula="of:=TRANSPOSE([Sheet1.E32:.G46])" office:value-type="float" office:value="70.7" calcext:value-type="float">
            <text:p>70.7</text:p>
          </table:table-cell>
          <table:table-cell table:formula="of:=TRANSPOSE([Sheet1.F32:.H46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33:.C47])" office:value-type="float" office:value="42936" calcext:value-type="float">
            <text:p>42936</text:p>
          </table:table-cell>
          <table:table-cell table:formula="of:=TRANSPOSE([Sheet1.B33:.D47])" office:value-type="string" office:string-value="Ebox Utility Payment ME" calcext:value-type="string">
            <text:p>Ebox Utility Payment ME</text:p>
          </table:table-cell>
          <table:table-cell table:formula="of:=TRANSPOSE([Sheet1.C33:.E47])" office:value-type="float" office:value="0" calcext:value-type="float">
            <text:p/>
          </table:table-cell>
          <table:table-cell table:formula="of:=TRANSPOSE([Sheet1.D33:.F47])" office:value-type="float" office:value="-82.17" calcext:value-type="float">
            <text:p>-82.17</text:p>
          </table:table-cell>
          <table:table-cell table:formula="of:=TRANSPOSE([Sheet1.E33:.G47])" office:value-type="float" office:value="0" calcext:value-type="float">
            <text:p>0</text:p>
          </table:table-cell>
          <table:table-cell table:formula="of:=TRANSPOSE([Sheet1.F33:.H47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34:.C48])" office:value-type="float" office:value="42926" calcext:value-type="float">
            <text:p>42926</text:p>
          </table:table-cell>
          <table:table-cell table:formula="of:=TRANSPOSE([Sheet1.B34:.D48])" office:value-type="string" office:string-value="Bill Print Jul 10" calcext:value-type="string">
            <text:p>Bill Print Jul 10</text:p>
          </table:table-cell>
          <table:table-cell table:formula="of:=TRANSPOSE([Sheet1.C34:.E48])" office:value-type="float" office:value="42953" calcext:value-type="float">
            <text:p>42953</text:p>
          </table:table-cell>
          <table:table-cell table:formula="of:=TRANSPOSE([Sheet1.D34:.F48])" office:value-type="float" office:value="82.17" calcext:value-type="float">
            <text:p>82.17</text:p>
          </table:table-cell>
          <table:table-cell table:formula="of:=TRANSPOSE([Sheet1.E34:.G48])" office:value-type="float" office:value="82.17" calcext:value-type="float">
            <text:p>82.17</text:p>
          </table:table-cell>
          <table:table-cell table:formula="of:=TRANSPOSE([Sheet1.F34:.H48]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formula="of:=TRANSPOSE([Sheet1.A35:.C49])" office:value-type="float" office:value="42906" calcext:value-type="float">
            <text:p>42906</text:p>
          </table:table-cell>
          <table:table-cell table:formula="of:=TRANSPOSE([Sheet1.B35:.D49])" office:value-type="string" office:string-value="Ebox Utility Payment ME" calcext:value-type="string">
            <text:p>Ebox Utility Payment ME</text:p>
          </table:table-cell>
          <table:table-cell table:formula="of:=TRANSPOSE([Sheet1.C35:.E49])" office:value-type="float" office:value="0" calcext:value-type="float">
            <text:p/>
          </table:table-cell>
          <table:table-cell table:formula="of:=TRANSPOSE([Sheet1.D35:.F49])" office:value-type="float" office:value="-143.05" calcext:value-type="float">
            <text:p>-143.05</text:p>
          </table:table-cell>
          <table:table-cell table:formula="of:=TRANSPOSE([Sheet1.E35:.G49])" office:value-type="float" office:value="0" calcext:value-type="float">
            <text:p>0</text:p>
          </table:table-cell>
          <table:table-cell table:formula="of:=TRANSPOSE([Sheet1.F35:.H49])" office:value-type="float" office:value="0" calcext:value-type="float">
            <text:p/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2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edc26d7faf41e406360d34efe1e39fe03035f7b0</meta:generator>
    <meta:creation-date>2018-11-18T19:05:06Z</meta:creation-date>
    <dc:date>2019-02-03T13:09:34.835829596</dc:date>
    <meta:editing-cycles>11</meta:editing-cycles>
    <meta:editing-duration>PT6H58M2S</meta:editing-duration>
    <meta:document-statistic meta:table-count="4" meta:cell-count="1084" meta:object-count="0"/>
  </office:meta>
</office:document-meta>
</file>